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mm"/>
    </style:style>
    <style:style style:name="co2" style:family="table-column">
      <style:table-column-properties fo:break-before="auto" style:column-width="17.06mm"/>
    </style:style>
    <style:style style:name="co3" style:family="table-column">
      <style:table-column-properties fo:break-before="auto" style:column-width="21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Histogram" table:style-name="ta1">
        <table:shapes>
          <draw:frame draw:z-index="0" draw:style-name="gr1" draw:text-style-name="P1" svg:width="450.41mm" svg:height="297.68mm" svg:x="107.76mm" svg:y="1.04mm">
            <loext:p draw:notify-on-update-of-ranges="basicHistogram.A1:basicHistogram.A1 basicHistogram.A2:basicHistogram.A130 basicHistogram.B1:basicHistogram.B1 basicHistogram.B2:basicHistogram.B130 basicHistogram.C1:basicHistogram.C1 basicHistogram.C2:basicHistogram.C130 basicHistogram.D1:basicHistogram.D1 basicHistogram.D2:basicHistogram.D130 basicHistogram.E1:basicHistogram.E1 basicHistogram.E2:basicHistogram.E130 basicHistogram.F1:basicHistogram.F1 basicHistogram.F2:basicHistogram.F1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bucket</text:p>
          </table:table-cell>
          <table:table-cell table:style-name="Default" office:value-type="string" calcext:value-type="string">
            <text:p>all</text:p>
          </table:table-cell>
          <table:table-cell table:style-name="Default" office:value-type="string" calcext:value-type="string">
            <text:p>eigen</text:p>
          </table:table-cell>
          <table:table-cell table:style-name="Default" office:value-type="string" calcext:value-type="string">
            <text:p>spantree</text:p>
          </table:table-cell>
          <table:table-cell table:style-name="Default" office:value-type="string" calcext:value-type="string">
            <text:p>common</text:p>
          </table:table-cell>
          <table:table-cell table:style-name="Default" office:value-type="string" calcext:value-type="string">
            <text:p>cosin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526143" calcext:value-type="percentage">
            <text:p>0,53%</text:p>
          </table:table-cell>
          <table:table-cell table:number-columns-repeated="2" office:value-type="percentage" office:value="0.0016442" calcext:value-type="percentage">
            <text:p>0,16%</text:p>
          </table:table-cell>
          <table:table-cell office:value-type="percentage" office:value="0.00361723" calcext:value-type="percentage">
            <text:p>0,36%</text:p>
          </table:table-cell>
        </table:table-row>
        <table:table-row table:style-name="ro1">
          <table:table-cell office:value-type="float" office:value="0.0231" calcext:value-type="float">
            <text:p>0,0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7348" calcext:value-type="percentage">
            <text:p>1,73%</text:p>
          </table:table-cell>
          <table:table-cell office:value-type="percentage" office:value="0.0063552" calcext:value-type="percentage">
            <text:p>0,64%</text:p>
          </table:table-cell>
          <table:table-cell office:value-type="percentage" office:value="0.00566816" calcext:value-type="percentage">
            <text:p>0,57%</text:p>
          </table:table-cell>
          <table:table-cell office:value-type="percentage" office:value="0.0154586" calcext:value-type="percentage">
            <text:p>1,55%</text:p>
          </table:table-cell>
        </table:table-row>
        <table:table-row table:style-name="ro1">
          <table:table-cell office:value-type="float" office:value="0.0462" calcext:value-type="float">
            <text:p>0,046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40488" calcext:value-type="percentage">
            <text:p>2,40%</text:p>
          </table:table-cell>
          <table:table-cell office:value-type="percentage" office:value="0.00741804" calcext:value-type="percentage">
            <text:p>0,74%</text:p>
          </table:table-cell>
          <table:table-cell office:value-type="percentage" office:value="0.00646088" calcext:value-type="percentage">
            <text:p>0,65%</text:p>
          </table:table-cell>
          <table:table-cell office:value-type="percentage" office:value="0.020938" calcext:value-type="percentage">
            <text:p>2,09%</text:p>
          </table:table-cell>
        </table:table-row>
        <table:table-row table:style-name="ro1">
          <table:table-cell office:value-type="float" office:value="0.0693" calcext:value-type="float">
            <text:p>0,069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73204" calcext:value-type="percentage">
            <text:p>1,73%</text:p>
          </table:table-cell>
          <table:table-cell office:value-type="percentage" office:value="0.00623167" calcext:value-type="percentage">
            <text:p>0,62%</text:p>
          </table:table-cell>
          <table:table-cell office:value-type="percentage" office:value="0.00449047" calcext:value-type="percentage">
            <text:p>0,45%</text:p>
          </table:table-cell>
          <table:table-cell office:value-type="percentage" office:value="0.0215359" calcext:value-type="percentage">
            <text:p>2,15%</text:p>
          </table:table-cell>
        </table:table-row>
        <table:table-row table:style-name="ro1">
          <table:table-cell office:value-type="float" office:value="0.0924" calcext:value-type="float">
            <text:p>0,09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98304" calcext:value-type="percentage">
            <text:p>3,98%</text:p>
          </table:table-cell>
          <table:table-cell office:value-type="percentage" office:value="0.0138367" calcext:value-type="percentage">
            <text:p>1,38%</text:p>
          </table:table-cell>
          <table:table-cell office:value-type="percentage" office:value="0.0111173" calcext:value-type="percentage">
            <text:p>1,11%</text:p>
          </table:table-cell>
          <table:table-cell office:value-type="percentage" office:value="0.0355115" calcext:value-type="percentage">
            <text:p>3,55%</text:p>
          </table:table-cell>
        </table:table-row>
        <table:table-row table:style-name="ro1">
          <table:table-cell office:value-type="float" office:value="0.1155" calcext:value-type="float">
            <text:p>0,115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45286" calcext:value-type="percentage">
            <text:p>2,45%</text:p>
          </table:table-cell>
          <table:table-cell office:value-type="percentage" office:value="0.00745088" calcext:value-type="percentage">
            <text:p>0,75%</text:p>
          </table:table-cell>
          <table:table-cell office:value-type="percentage" office:value="0.00593433" calcext:value-type="percentage">
            <text:p>0,59%</text:p>
          </table:table-cell>
          <table:table-cell office:value-type="percentage" office:value="0.0234736" calcext:value-type="percentage">
            <text:p>2,35%</text:p>
          </table:table-cell>
        </table:table-row>
        <table:table-row table:style-name="ro1">
          <table:table-cell office:value-type="float" office:value="0.1386" calcext:value-type="float">
            <text:p>0,138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44722" calcext:value-type="percentage">
            <text:p>3,45%</text:p>
          </table:table-cell>
          <table:table-cell office:value-type="percentage" office:value="0.014686" calcext:value-type="percentage">
            <text:p>1,47%</text:p>
          </table:table-cell>
          <table:table-cell office:value-type="percentage" office:value="0.011798" calcext:value-type="percentage">
            <text:p>1,18%</text:p>
          </table:table-cell>
          <table:table-cell office:value-type="percentage" office:value="0.0358855" calcext:value-type="percentage">
            <text:p>3,59%</text:p>
          </table:table-cell>
        </table:table-row>
        <table:table-row table:style-name="ro1">
          <table:table-cell office:value-type="float" office:value="0.1617" calcext:value-type="float">
            <text:p>0,16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98962" calcext:value-type="percentage">
            <text:p>3,99%</text:p>
          </table:table-cell>
          <table:table-cell office:value-type="percentage" office:value="0.0147584" calcext:value-type="percentage">
            <text:p>1,48%</text:p>
          </table:table-cell>
          <table:table-cell office:value-type="percentage" office:value="0.01265" calcext:value-type="percentage">
            <text:p>1,27%</text:p>
          </table:table-cell>
          <table:table-cell office:value-type="percentage" office:value="0.0356255" calcext:value-type="percentage">
            <text:p>3,56%</text:p>
          </table:table-cell>
        </table:table-row>
        <table:table-row table:style-name="ro1">
          <table:table-cell office:value-type="float" office:value="0.1848" calcext:value-type="float">
            <text:p>0,184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35788" calcext:value-type="percentage">
            <text:p>2,36%</text:p>
          </table:table-cell>
          <table:table-cell office:value-type="percentage" office:value="0.00888243" calcext:value-type="percentage">
            <text:p>0,89%</text:p>
          </table:table-cell>
          <table:table-cell office:value-type="percentage" office:value="0.00586779" calcext:value-type="percentage">
            <text:p>0,59%</text:p>
          </table:table-cell>
          <table:table-cell office:value-type="percentage" office:value="0.0262705" calcext:value-type="percentage">
            <text:p>2,63%</text:p>
          </table:table-cell>
        </table:table-row>
        <table:table-row table:style-name="ro1">
          <table:table-cell office:value-type="float" office:value="0.2079" calcext:value-type="float">
            <text:p>0,207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482002" calcext:value-type="percentage">
            <text:p>4,82%</text:p>
          </table:table-cell>
          <table:table-cell office:value-type="percentage" office:value="0.0252282" calcext:value-type="percentage">
            <text:p>2,52%</text:p>
          </table:table-cell>
          <table:table-cell office:value-type="percentage" office:value="0.0184084" calcext:value-type="percentage">
            <text:p>1,84%</text:p>
          </table:table-cell>
          <table:table-cell office:value-type="percentage" office:value="0.0543534" calcext:value-type="percentage">
            <text:p>5,44%</text:p>
          </table:table-cell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89227" calcext:value-type="percentage">
            <text:p>2,89%</text:p>
          </table:table-cell>
          <table:table-cell office:value-type="percentage" office:value="0.0123954" calcext:value-type="percentage">
            <text:p>1,24%</text:p>
          </table:table-cell>
          <table:table-cell office:value-type="percentage" office:value="0.00933483" calcext:value-type="percentage">
            <text:p>0,93%</text:p>
          </table:table-cell>
          <table:table-cell office:value-type="percentage" office:value="0.0302999" calcext:value-type="percentage">
            <text:p>3,03%</text:p>
          </table:table-cell>
        </table:table-row>
        <table:table-row table:style-name="ro1">
          <table:table-cell office:value-type="float" office:value="0.2541" calcext:value-type="float">
            <text:p>0,254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419545" calcext:value-type="percentage">
            <text:p>4,20%</text:p>
          </table:table-cell>
          <table:table-cell office:value-type="percentage" office:value="0.0213302" calcext:value-type="percentage">
            <text:p>2,13%</text:p>
          </table:table-cell>
          <table:table-cell office:value-type="percentage" office:value="0.0169432" calcext:value-type="percentage">
            <text:p>1,69%</text:p>
          </table:table-cell>
          <table:table-cell office:value-type="percentage" office:value="0.0440724" calcext:value-type="percentage">
            <text:p>4,41%</text:p>
          </table:table-cell>
        </table:table-row>
        <table:table-row table:style-name="ro1">
          <table:table-cell office:value-type="float" office:value="0.2772" calcext:value-type="float">
            <text:p>0,277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61496" calcext:value-type="percentage">
            <text:p>3,61%</text:p>
          </table:table-cell>
          <table:table-cell office:value-type="percentage" office:value="0.0202291" calcext:value-type="percentage">
            <text:p>2,02%</text:p>
          </table:table-cell>
          <table:table-cell office:value-type="percentage" office:value="0.0132934" calcext:value-type="percentage">
            <text:p>1,33%</text:p>
          </table:table-cell>
          <table:table-cell office:value-type="percentage" office:value="0.0418243" calcext:value-type="percentage">
            <text:p>4,18%</text:p>
          </table:table-cell>
        </table:table-row>
        <table:table-row table:style-name="ro1">
          <table:table-cell office:value-type="float" office:value="0.3003" calcext:value-type="float">
            <text:p>0,300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06004" calcext:value-type="percentage">
            <text:p>5,06%</text:p>
          </table:table-cell>
          <table:table-cell office:value-type="percentage" office:value="0.0271477" calcext:value-type="percentage">
            <text:p>2,71%</text:p>
          </table:table-cell>
          <table:table-cell office:value-type="percentage" office:value="0.0191933" calcext:value-type="percentage">
            <text:p>1,92%</text:p>
          </table:table-cell>
          <table:table-cell office:value-type="percentage" office:value="0.0539362" calcext:value-type="percentage">
            <text:p>5,39%</text:p>
          </table:table-cell>
        </table:table-row>
        <table:table-row table:style-name="ro1">
          <table:table-cell office:value-type="float" office:value="0.3234" calcext:value-type="float">
            <text:p>0,323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529758" calcext:value-type="percentage">
            <text:p>5,30%</text:p>
          </table:table-cell>
          <table:table-cell office:value-type="percentage" office:value="0.0278313" calcext:value-type="percentage">
            <text:p>2,78%</text:p>
          </table:table-cell>
          <table:table-cell office:value-type="percentage" office:value="0.0216973" calcext:value-type="percentage">
            <text:p>2,17%</text:p>
          </table:table-cell>
          <table:table-cell office:value-type="percentage" office:value="0.0554598" calcext:value-type="percentage">
            <text:p>5,55%</text:p>
          </table:table-cell>
        </table:table-row>
        <table:table-row table:style-name="ro1">
          <table:table-cell office:value-type="float" office:value="0.3465" calcext:value-type="float">
            <text:p>0,346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59634" calcext:value-type="percentage">
            <text:p>1,60%</text:p>
          </table:table-cell>
          <table:table-cell office:value-type="percentage" office:value="0.0121277" calcext:value-type="percentage">
            <text:p>1,21%</text:p>
          </table:table-cell>
          <table:table-cell office:value-type="percentage" office:value="0.00507671" calcext:value-type="percentage">
            <text:p>0,51%</text:p>
          </table:table-cell>
          <table:table-cell office:value-type="percentage" office:value="0.0267374" calcext:value-type="percentage">
            <text:p>2,67%</text:p>
          </table:table-cell>
        </table:table-row>
        <table:table-row table:style-name="ro1">
          <table:table-cell office:value-type="float" office:value="0.3696" calcext:value-type="float">
            <text:p>0,369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970174" calcext:value-type="percentage">
            <text:p>9,70%</text:p>
          </table:table-cell>
          <table:table-cell office:value-type="percentage" office:value="0.0550976" calcext:value-type="percentage">
            <text:p>5,51%</text:p>
          </table:table-cell>
          <table:table-cell office:value-type="percentage" office:value="0.0449566" calcext:value-type="percentage">
            <text:p>4,50%</text:p>
          </table:table-cell>
          <table:table-cell office:value-type="percentage" office:value="0.101464" calcext:value-type="percentage">
            <text:p>10,15%</text:p>
          </table:table-cell>
        </table:table-row>
        <table:table-row table:style-name="ro1">
          <table:table-cell office:value-type="float" office:value="0.3927" calcext:value-type="float">
            <text:p>0,392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408538" calcext:value-type="percentage">
            <text:p>4,09%</text:p>
          </table:table-cell>
          <table:table-cell office:value-type="percentage" office:value="0.0279277" calcext:value-type="percentage">
            <text:p>2,79%</text:p>
          </table:table-cell>
          <table:table-cell office:value-type="percentage" office:value="0.0182627" calcext:value-type="percentage">
            <text:p>1,83%</text:p>
          </table:table-cell>
          <table:table-cell office:value-type="percentage" office:value="0.0511118" calcext:value-type="percentage">
            <text:p>5,11%</text:p>
          </table:table-cell>
        </table:table-row>
        <table:table-row table:style-name="ro1">
          <table:table-cell office:value-type="float" office:value="0.4158" calcext:value-type="float">
            <text:p>0,415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03581" calcext:value-type="percentage">
            <text:p>7,04%</text:p>
          </table:table-cell>
          <table:table-cell office:value-type="percentage" office:value="0.0417633" calcext:value-type="percentage">
            <text:p>4,18%</text:p>
          </table:table-cell>
          <table:table-cell office:value-type="percentage" office:value="0.0309149" calcext:value-type="percentage">
            <text:p>3,09%</text:p>
          </table:table-cell>
          <table:table-cell office:value-type="percentage" office:value="0.0765034" calcext:value-type="percentage">
            <text:p>7,65%</text:p>
          </table:table-cell>
        </table:table-row>
        <table:table-row table:style-name="ro1">
          <table:table-cell office:value-type="float" office:value="0.4389" calcext:value-type="float">
            <text:p>0,438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5641" calcext:value-type="percentage">
            <text:p>8,86%</text:p>
          </table:table-cell>
          <table:table-cell office:value-type="percentage" office:value="0.0534332" calcext:value-type="percentage">
            <text:p>5,34%</text:p>
          </table:table-cell>
          <table:table-cell office:value-type="percentage" office:value="0.0402899" calcext:value-type="percentage">
            <text:p>4,03%</text:p>
          </table:table-cell>
          <table:table-cell office:value-type="percentage" office:value="0.0990665" calcext:value-type="percentage">
            <text:p>9,91%</text:p>
          </table:table-cell>
        </table:table-row>
        <table:table-row table:style-name="ro1">
          <table:table-cell office:value-type="float" office:value="0.462" calcext:value-type="float">
            <text:p>0,46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467087" calcext:value-type="percentage">
            <text:p>4,67%</text:p>
          </table:table-cell>
          <table:table-cell office:value-type="percentage" office:value="0.0328113" calcext:value-type="percentage">
            <text:p>3,28%</text:p>
          </table:table-cell>
          <table:table-cell office:value-type="percentage" office:value="0.018914" calcext:value-type="percentage">
            <text:p>1,89%</text:p>
          </table:table-cell>
          <table:table-cell office:value-type="percentage" office:value="0.0627754" calcext:value-type="percentage">
            <text:p>6,28%</text:p>
          </table:table-cell>
        </table:table-row>
        <table:table-row table:style-name="ro1">
          <table:table-cell office:value-type="float" office:value="0.4851" calcext:value-type="float">
            <text:p>0,485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41483" calcext:value-type="percentage">
            <text:p>14,15%</text:p>
          </table:table-cell>
          <table:table-cell office:value-type="percentage" office:value="0.0757847" calcext:value-type="percentage">
            <text:p>7,58%</text:p>
          </table:table-cell>
          <table:table-cell office:value-type="percentage" office:value="0.0662287" calcext:value-type="percentage">
            <text:p>6,62%</text:p>
          </table:table-cell>
          <table:table-cell office:value-type="percentage" office:value="0.139425" calcext:value-type="percentage">
            <text:p>13,94%</text:p>
          </table:table-cell>
        </table:table-row>
        <table:table-row table:style-name="ro1">
          <table:table-cell office:value-type="float" office:value="0.5082" calcext:value-type="float">
            <text:p>0,508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612844" calcext:value-type="percentage">
            <text:p>6,13%</text:p>
          </table:table-cell>
          <table:table-cell office:value-type="percentage" office:value="0.0485872" calcext:value-type="percentage">
            <text:p>4,86%</text:p>
          </table:table-cell>
          <table:table-cell office:value-type="percentage" office:value="0.0274495" calcext:value-type="percentage">
            <text:p>2,74%</text:p>
          </table:table-cell>
          <table:table-cell office:value-type="percentage" office:value="0.0932844" calcext:value-type="percentage">
            <text:p>9,33%</text:p>
          </table:table-cell>
        </table:table-row>
        <table:table-row table:style-name="ro1">
          <table:table-cell office:value-type="float" office:value="0.5313" calcext:value-type="float">
            <text:p>0,531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22305" calcext:value-type="percentage">
            <text:p>12,23%</text:p>
          </table:table-cell>
          <table:table-cell office:value-type="percentage" office:value="0.0722398" calcext:value-type="percentage">
            <text:p>7,22%</text:p>
          </table:table-cell>
          <table:table-cell office:value-type="percentage" office:value="0.0578691" calcext:value-type="percentage">
            <text:p>5,79%</text:p>
          </table:table-cell>
          <table:table-cell office:value-type="percentage" office:value="0.128409" calcext:value-type="percentage">
            <text:p>12,84%</text:p>
          </table:table-cell>
        </table:table-row>
        <table:table-row table:style-name="ro1">
          <table:table-cell office:value-type="float" office:value="0.5544" calcext:value-type="float">
            <text:p>0,554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85594" calcext:value-type="percentage">
            <text:p>8,86%</text:p>
          </table:table-cell>
          <table:table-cell office:value-type="percentage" office:value="0.0578512" calcext:value-type="percentage">
            <text:p>5,79%</text:p>
          </table:table-cell>
          <table:table-cell office:value-type="percentage" office:value="0.0390536" calcext:value-type="percentage">
            <text:p>3,91%</text:p>
          </table:table-cell>
          <table:table-cell office:value-type="percentage" office:value="0.108977" calcext:value-type="percentage">
            <text:p>10,90%</text:p>
          </table:table-cell>
        </table:table-row>
        <table:table-row table:style-name="ro1">
          <table:table-cell office:value-type="float" office:value="0.5775" calcext:value-type="float">
            <text:p>0,577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2607" calcext:value-type="percentage">
            <text:p>13,26%</text:p>
          </table:table-cell>
          <table:table-cell office:value-type="percentage" office:value="0.0819068" calcext:value-type="percentage">
            <text:p>8,19%</text:p>
          </table:table-cell>
          <table:table-cell office:value-type="percentage" office:value="0.0680645" calcext:value-type="percentage">
            <text:p>6,81%</text:p>
          </table:table-cell>
          <table:table-cell office:value-type="percentage" office:value="0.143501" calcext:value-type="percentage">
            <text:p>14,35%</text:p>
          </table:table-cell>
        </table:table-row>
        <table:table-row table:style-name="ro1">
          <table:table-cell office:value-type="float" office:value="0.6006" calcext:value-type="float">
            <text:p>0,600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73021" calcext:value-type="percentage">
            <text:p>17,30%</text:p>
          </table:table-cell>
          <table:table-cell office:value-type="percentage" office:value="0.0950147" calcext:value-type="percentage">
            <text:p>9,50%</text:p>
          </table:table-cell>
          <table:table-cell office:value-type="percentage" office:value="0.0756598" calcext:value-type="percentage">
            <text:p>7,57%</text:p>
          </table:table-cell>
          <table:table-cell office:value-type="percentage" office:value="0.185505" calcext:value-type="percentage">
            <text:p>18,55%</text:p>
          </table:table-cell>
        </table:table-row>
        <table:table-row table:style-name="ro1">
          <table:table-cell office:value-type="float" office:value="0.6237" calcext:value-type="float">
            <text:p>0,623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04864" calcext:value-type="percentage">
            <text:p>10,49%</text:p>
          </table:table-cell>
          <table:table-cell office:value-type="percentage" office:value="0.0714687" calcext:value-type="percentage">
            <text:p>7,15%</text:p>
          </table:table-cell>
          <table:table-cell office:value-type="percentage" office:value="0.0515435" calcext:value-type="percentage">
            <text:p>5,15%</text:p>
          </table:table-cell>
          <table:table-cell office:value-type="percentage" office:value="0.128344" calcext:value-type="percentage">
            <text:p>12,83%</text:p>
          </table:table-cell>
        </table:table-row>
        <table:table-row table:style-name="ro1">
          <table:table-cell office:value-type="float" office:value="0.6468" calcext:value-type="float">
            <text:p>0,64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76272" calcext:value-type="percentage">
            <text:p>17,63%</text:p>
          </table:table-cell>
          <table:table-cell office:value-type="percentage" office:value="0.0977258" calcext:value-type="percentage">
            <text:p>9,77%</text:p>
          </table:table-cell>
          <table:table-cell office:value-type="percentage" office:value="0.081286" calcext:value-type="percentage">
            <text:p>8,13%</text:p>
          </table:table-cell>
          <table:table-cell office:value-type="percentage" office:value="0.184948" calcext:value-type="percentage">
            <text:p>18,49%</text:p>
          </table:table-cell>
        </table:table-row>
        <table:table-row table:style-name="ro1">
          <table:table-cell office:value-type="float" office:value="0.6699" calcext:value-type="float">
            <text:p>0,669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73743" calcext:value-type="percentage">
            <text:p>17,37%</text:p>
          </table:table-cell>
          <table:table-cell office:value-type="percentage" office:value="0.109828" calcext:value-type="percentage">
            <text:p>10,98%</text:p>
          </table:table-cell>
          <table:table-cell office:value-type="percentage" office:value="0.085826" calcext:value-type="percentage">
            <text:p>8,58%</text:p>
          </table:table-cell>
          <table:table-cell office:value-type="percentage" office:value="0.204746" calcext:value-type="percentage">
            <text:p>20,47%</text:p>
          </table:table-cell>
        </table:table-row>
        <table:table-row table:style-name="ro1">
          <table:table-cell office:value-type="float" office:value="0.693" calcext:value-type="float">
            <text:p>0,69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97696" calcext:value-type="percentage">
            <text:p>19,77%</text:p>
          </table:table-cell>
          <table:table-cell office:value-type="percentage" office:value="0.113576" calcext:value-type="percentage">
            <text:p>11,36%</text:p>
          </table:table-cell>
          <table:table-cell office:value-type="percentage" office:value="0.0954494" calcext:value-type="percentage">
            <text:p>9,54%</text:p>
          </table:table-cell>
          <table:table-cell office:value-type="percentage" office:value="0.211008" calcext:value-type="percentage">
            <text:p>21,10%</text:p>
          </table:table-cell>
        </table:table-row>
        <table:table-row table:style-name="ro1">
          <table:table-cell office:value-type="float" office:value="0.7161" calcext:value-type="float">
            <text:p>0,71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2149" calcext:value-type="percentage">
            <text:p>13,21%</text:p>
          </table:table-cell>
          <table:table-cell office:value-type="percentage" office:value="0.0740036" calcext:value-type="percentage">
            <text:p>7,40%</text:p>
          </table:table-cell>
          <table:table-cell office:value-type="percentage" office:value="0.0516968" calcext:value-type="percentage">
            <text:p>5,17%</text:p>
          </table:table-cell>
          <table:table-cell office:value-type="percentage" office:value="0.148007" calcext:value-type="percentage">
            <text:p>14,80%</text:p>
          </table:table-cell>
        </table:table-row>
        <table:table-row table:style-name="ro1">
          <table:table-cell office:value-type="float" office:value="0.7392" calcext:value-type="float">
            <text:p>0,739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91774" calcext:value-type="percentage">
            <text:p>19,18%</text:p>
          </table:table-cell>
          <table:table-cell office:value-type="percentage" office:value="0.121366" calcext:value-type="percentage">
            <text:p>12,14%</text:p>
          </table:table-cell>
          <table:table-cell office:value-type="percentage" office:value="0.104751" calcext:value-type="percentage">
            <text:p>10,48%</text:p>
          </table:table-cell>
          <table:table-cell office:value-type="percentage" office:value="0.217708" calcext:value-type="percentage">
            <text:p>21,77%</text:p>
          </table:table-cell>
        </table:table-row>
        <table:table-row table:style-name="ro1">
          <table:table-cell office:value-type="float" office:value="0.7623" calcext:value-type="float">
            <text:p>0,762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91731" calcext:value-type="percentage">
            <text:p>29,17%</text:p>
          </table:table-cell>
          <table:table-cell office:value-type="percentage" office:value="0.146396" calcext:value-type="percentage">
            <text:p>14,64%</text:p>
          </table:table-cell>
          <table:table-cell office:value-type="percentage" office:value="0.132132" calcext:value-type="percentage">
            <text:p>13,21%</text:p>
          </table:table-cell>
          <table:table-cell office:value-type="percentage" office:value="0.29308" calcext:value-type="percentage">
            <text:p>29,31%</text:p>
          </table:table-cell>
        </table:table-row>
        <table:table-row table:style-name="ro1">
          <table:table-cell office:value-type="float" office:value="0.7854" calcext:value-type="float">
            <text:p>0,785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42469" calcext:value-type="percentage">
            <text:p>14,25%</text:p>
          </table:table-cell>
          <table:table-cell office:value-type="percentage" office:value="0.0943273" calcext:value-type="percentage">
            <text:p>9,43%</text:p>
          </table:table-cell>
          <table:table-cell office:value-type="percentage" office:value="0.0647685" calcext:value-type="percentage">
            <text:p>6,48%</text:p>
          </table:table-cell>
          <table:table-cell office:value-type="percentage" office:value="0.182678" calcext:value-type="percentage">
            <text:p>18,27%</text:p>
          </table:table-cell>
        </table:table-row>
        <table:table-row table:style-name="ro1">
          <table:table-cell office:value-type="float" office:value="0.8085" calcext:value-type="float">
            <text:p>0,808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43599" calcext:value-type="percentage">
            <text:p>24,36%</text:p>
          </table:table-cell>
          <table:table-cell office:value-type="percentage" office:value="0.132476" calcext:value-type="percentage">
            <text:p>13,25%</text:p>
          </table:table-cell>
          <table:table-cell office:value-type="percentage" office:value="0.121281" calcext:value-type="percentage">
            <text:p>12,13%</text:p>
          </table:table-cell>
          <table:table-cell office:value-type="percentage" office:value="0.255416" calcext:value-type="percentage">
            <text:p>25,54%</text:p>
          </table:table-cell>
        </table:table-row>
        <table:table-row table:style-name="ro1">
          <table:table-cell office:value-type="float" office:value="0.8316" calcext:value-type="float">
            <text:p>0,831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11693" calcext:value-type="percentage">
            <text:p>21,17%</text:p>
          </table:table-cell>
          <table:table-cell office:value-type="percentage" office:value="0.110183" calcext:value-type="percentage">
            <text:p>11,02%</text:p>
          </table:table-cell>
          <table:table-cell office:value-type="percentage" office:value="0.0925153" calcext:value-type="percentage">
            <text:p>9,25%</text:p>
          </table:table-cell>
          <table:table-cell office:value-type="percentage" office:value="0.22904" calcext:value-type="percentage">
            <text:p>22,90%</text:p>
          </table:table-cell>
        </table:table-row>
        <table:table-row table:style-name="ro1">
          <table:table-cell office:value-type="float" office:value="0.8547" calcext:value-type="float">
            <text:p>0,854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13984" calcext:value-type="percentage">
            <text:p>21,40%</text:p>
          </table:table-cell>
          <table:table-cell office:value-type="percentage" office:value="0.125139" calcext:value-type="percentage">
            <text:p>12,51%</text:p>
          </table:table-cell>
          <table:table-cell office:value-type="percentage" office:value="0.105878" calcext:value-type="percentage">
            <text:p>10,59%</text:p>
          </table:table-cell>
          <table:table-cell office:value-type="percentage" office:value="0.244155" calcext:value-type="percentage">
            <text:p>24,42%</text:p>
          </table:table-cell>
        </table:table-row>
        <table:table-row table:style-name="ro1">
          <table:table-cell office:value-type="float" office:value="0.8778" calcext:value-type="float">
            <text:p>0,877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2761" calcext:value-type="percentage">
            <text:p>23,28%</text:p>
          </table:table-cell>
          <table:table-cell office:value-type="percentage" office:value="0.130236" calcext:value-type="percentage">
            <text:p>13,02%</text:p>
          </table:table-cell>
          <table:table-cell office:value-type="percentage" office:value="0.117127" calcext:value-type="percentage">
            <text:p>11,71%</text:p>
          </table:table-cell>
          <table:table-cell office:value-type="percentage" office:value="0.249494" calcext:value-type="percentage">
            <text:p>24,95%</text:p>
          </table:table-cell>
        </table:table-row>
        <table:table-row table:style-name="ro1">
          <table:table-cell office:value-type="float" office:value="0.9009" calcext:value-type="float">
            <text:p>0,900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7151" calcext:value-type="percentage">
            <text:p>27,15%</text:p>
          </table:table-cell>
          <table:table-cell office:value-type="percentage" office:value="0.134683" calcext:value-type="percentage">
            <text:p>13,47%</text:p>
          </table:table-cell>
          <table:table-cell office:value-type="percentage" office:value="0.124612" calcext:value-type="percentage">
            <text:p>12,46%</text:p>
          </table:table-cell>
          <table:table-cell office:value-type="percentage" office:value="0.284796" calcext:value-type="percentage">
            <text:p>28,48%</text:p>
          </table:table-cell>
        </table:table-row>
        <table:table-row table:style-name="ro1">
          <table:table-cell office:value-type="float" office:value="0.924" calcext:value-type="float">
            <text:p>0,9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69635" calcext:value-type="percentage">
            <text:p>16,96%</text:p>
          </table:table-cell>
          <table:table-cell office:value-type="percentage" office:value="0.0974191" calcext:value-type="percentage">
            <text:p>9,74%</text:p>
          </table:table-cell>
          <table:table-cell office:value-type="percentage" office:value="0.0798498" calcext:value-type="percentage">
            <text:p>7,98%</text:p>
          </table:table-cell>
          <table:table-cell office:value-type="percentage" office:value="0.199564" calcext:value-type="percentage">
            <text:p>19,96%</text:p>
          </table:table-cell>
        </table:table-row>
        <table:table-row table:style-name="ro1">
          <table:table-cell office:value-type="float" office:value="0.9471" calcext:value-type="float">
            <text:p>0,947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08403" calcext:value-type="percentage">
            <text:p>30,84%</text:p>
          </table:table-cell>
          <table:table-cell office:value-type="percentage" office:value="0.164583" calcext:value-type="percentage">
            <text:p>16,46%</text:p>
          </table:table-cell>
          <table:table-cell office:value-type="percentage" office:value="0.1573" calcext:value-type="percentage">
            <text:p>15,73%</text:p>
          </table:table-cell>
          <table:table-cell office:value-type="percentage" office:value="0.320252" calcext:value-type="percentage">
            <text:p>32,03%</text:p>
          </table:table-cell>
        </table:table-row>
        <table:table-row table:style-name="ro1">
          <table:table-cell office:value-type="float" office:value="0.9702" calcext:value-type="float">
            <text:p>0,970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138774" calcext:value-type="percentage">
            <text:p>13,88%</text:p>
          </table:table-cell>
          <table:table-cell office:value-type="percentage" office:value="0.125823" calcext:value-type="percentage">
            <text:p>12,58%</text:p>
          </table:table-cell>
          <table:table-cell office:value-type="percentage" office:value="0.298203" calcext:value-type="percentage">
            <text:p>29,82%</text:p>
          </table:table-cell>
        </table:table-row>
        <table:table-row table:style-name="ro1">
          <table:table-cell office:value-type="float" office:value="0.9933" calcext:value-type="float">
            <text:p>0,993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4177" calcext:value-type="percentage">
            <text:p>23,42%</text:p>
          </table:table-cell>
          <table:table-cell office:value-type="percentage" office:value="0.129286" calcext:value-type="percentage">
            <text:p>12,93%</text:p>
          </table:table-cell>
          <table:table-cell office:value-type="percentage" office:value="0.113884" calcext:value-type="percentage">
            <text:p>11,39%</text:p>
          </table:table-cell>
          <table:table-cell office:value-type="percentage" office:value="0.256211" calcext:value-type="percentage">
            <text:p>25,62%</text:p>
          </table:table-cell>
        </table:table-row>
        <table:table-row table:style-name="ro1">
          <table:table-cell office:value-type="float" office:value="1.0164" calcext:value-type="float">
            <text:p>1,016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9403" calcext:value-type="percentage">
            <text:p>26,94%</text:p>
          </table:table-cell>
          <table:table-cell office:value-type="percentage" office:value="0.141198" calcext:value-type="percentage">
            <text:p>14,12%</text:p>
          </table:table-cell>
          <table:table-cell office:value-type="percentage" office:value="0.134069" calcext:value-type="percentage">
            <text:p>13,41%</text:p>
          </table:table-cell>
          <table:table-cell office:value-type="percentage" office:value="0.283661" calcext:value-type="percentage">
            <text:p>28,37%</text:p>
          </table:table-cell>
        </table:table-row>
        <table:table-row table:style-name="ro1">
          <table:table-cell office:value-type="float" office:value="1.0395" calcext:value-type="float">
            <text:p>1,039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147143" calcext:value-type="percentage">
            <text:p>14,71%</text:p>
          </table:table-cell>
          <table:table-cell office:value-type="percentage" office:value="0.136961" calcext:value-type="percentage">
            <text:p>13,70%</text:p>
          </table:table-cell>
          <table:table-cell office:value-type="percentage" office:value="0.312349" calcext:value-type="percentage">
            <text:p>31,23%</text:p>
          </table:table-cell>
        </table:table-row>
        <table:table-row table:style-name="ro1">
          <table:table-cell office:value-type="float" office:value="1.0626" calcext:value-type="float">
            <text:p>1,062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0228" calcext:value-type="percentage">
            <text:p>23,02%</text:p>
          </table:table-cell>
          <table:table-cell office:value-type="percentage" office:value="0.111658" calcext:value-type="percentage">
            <text:p>11,17%</text:p>
          </table:table-cell>
          <table:table-cell office:value-type="percentage" office:value="0.0983011" calcext:value-type="percentage">
            <text:p>9,83%</text:p>
          </table:table-cell>
          <table:table-cell office:value-type="percentage" office:value="0.240187" calcext:value-type="percentage">
            <text:p>24,02%</text:p>
          </table:table-cell>
        </table:table-row>
        <table:table-row table:style-name="ro1">
          <table:table-cell office:value-type="float" office:value="1.0857" calcext:value-type="float">
            <text:p>1,08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2234" calcext:value-type="percentage">
            <text:p>23,22%</text:p>
          </table:table-cell>
          <table:table-cell office:value-type="percentage" office:value="0.123438" calcext:value-type="percentage">
            <text:p>12,34%</text:p>
          </table:table-cell>
          <table:table-cell office:value-type="percentage" office:value="0.114748" calcext:value-type="percentage">
            <text:p>11,47%</text:p>
          </table:table-cell>
          <table:table-cell office:value-type="percentage" office:value="0.251161" calcext:value-type="percentage">
            <text:p>25,12%</text:p>
          </table:table-cell>
        </table:table-row>
        <table:table-row table:style-name="ro1">
          <table:table-cell office:value-type="float" office:value="1.1088" calcext:value-type="float">
            <text:p>1,108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70553" calcext:value-type="percentage">
            <text:p>37,06%</text:p>
          </table:table-cell>
          <table:table-cell office:value-type="percentage" office:value="0.195102" calcext:value-type="percentage">
            <text:p>19,51%</text:p>
          </table:table-cell>
          <table:table-cell office:value-type="percentage" office:value="0.188552" calcext:value-type="percentage">
            <text:p>18,86%</text:p>
          </table:table-cell>
          <table:table-cell office:value-type="percentage" office:value="0.385468" calcext:value-type="percentage">
            <text:p>38,55%</text:p>
          </table:table-cell>
        </table:table-row>
        <table:table-row table:style-name="ro1">
          <table:table-cell office:value-type="float" office:value="1.1319" calcext:value-type="float">
            <text:p>1,131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78392" calcext:value-type="percentage">
            <text:p>27,84%</text:p>
          </table:table-cell>
          <table:table-cell office:value-type="percentage" office:value="0.126968" calcext:value-type="percentage">
            <text:p>12,70%</text:p>
          </table:table-cell>
          <table:table-cell office:value-type="percentage" office:value="0.117588" calcext:value-type="percentage">
            <text:p>11,76%</text:p>
          </table:table-cell>
          <table:table-cell office:value-type="percentage" office:value="0.287884" calcext:value-type="percentage">
            <text:p>28,79%</text:p>
          </table:table-cell>
        </table:table-row>
        <table:table-row table:style-name="ro1">
          <table:table-cell office:value-type="float" office:value="1.155" calcext:value-type="float">
            <text:p>1,15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7593" calcext:value-type="percentage">
            <text:p>15,76%</text:p>
          </table:table-cell>
          <table:table-cell office:value-type="percentage" office:value="0.0802595" calcext:value-type="percentage">
            <text:p>8,03%</text:p>
          </table:table-cell>
          <table:table-cell office:value-type="percentage" office:value="0.0676673" calcext:value-type="percentage">
            <text:p>6,77%</text:p>
          </table:table-cell>
          <table:table-cell office:value-type="percentage" office:value="0.183795" calcext:value-type="percentage">
            <text:p>18,38%</text:p>
          </table:table-cell>
        </table:table-row>
        <table:table-row table:style-name="ro1">
          <table:table-cell office:value-type="float" office:value="1.1781" calcext:value-type="float">
            <text:p>1,178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018" calcext:value-type="percentage">
            <text:p>26,02%</text:p>
          </table:table-cell>
          <table:table-cell office:value-type="percentage" office:value="0.139307" calcext:value-type="percentage">
            <text:p>13,93%</text:p>
          </table:table-cell>
          <table:table-cell office:value-type="percentage" office:value="0.13324" calcext:value-type="percentage">
            <text:p>13,32%</text:p>
          </table:table-cell>
          <table:table-cell office:value-type="percentage" office:value="0.281764" calcext:value-type="percentage">
            <text:p>28,18%</text:p>
          </table:table-cell>
        </table:table-row>
        <table:table-row table:style-name="ro1">
          <table:table-cell office:value-type="float" office:value="1.2012" calcext:value-type="float">
            <text:p>1,201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42768" calcext:value-type="percentage">
            <text:p>34,28%</text:p>
          </table:table-cell>
          <table:table-cell office:value-type="percentage" office:value="0.168865" calcext:value-type="percentage">
            <text:p>16,89%</text:p>
          </table:table-cell>
          <table:table-cell office:value-type="percentage" office:value="0.164469" calcext:value-type="percentage">
            <text:p>16,45%</text:p>
          </table:table-cell>
          <table:table-cell office:value-type="percentage" office:value="0.346414" calcext:value-type="percentage">
            <text:p>34,64%</text:p>
          </table:table-cell>
        </table:table-row>
        <table:table-row table:style-name="ro1">
          <table:table-cell office:value-type="float" office:value="1.2243" calcext:value-type="float">
            <text:p>1,224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48191" calcext:value-type="percentage">
            <text:p>24,82%</text:p>
          </table:table-cell>
          <table:table-cell office:value-type="percentage" office:value="0.124154" calcext:value-type="percentage">
            <text:p>12,42%</text:p>
          </table:table-cell>
          <table:table-cell office:value-type="percentage" office:value="0.113536" calcext:value-type="percentage">
            <text:p>11,35%</text:p>
          </table:table-cell>
          <table:table-cell office:value-type="percentage" office:value="0.263244" calcext:value-type="percentage">
            <text:p>26,32%</text:p>
          </table:table-cell>
        </table:table-row>
        <table:table-row table:style-name="ro1">
          <table:table-cell office:value-type="float" office:value="1.2474" calcext:value-type="float">
            <text:p>1,247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47521" calcext:value-type="percentage">
            <text:p>24,75%</text:p>
          </table:table-cell>
          <table:table-cell office:value-type="percentage" office:value="0.118863" calcext:value-type="percentage">
            <text:p>11,89%</text:p>
          </table:table-cell>
          <table:table-cell office:value-type="percentage" office:value="0.112651" calcext:value-type="percentage">
            <text:p>11,27%</text:p>
          </table:table-cell>
          <table:table-cell office:value-type="percentage" office:value="0.265201" calcext:value-type="percentage">
            <text:p>26,52%</text:p>
          </table:table-cell>
        </table:table-row>
        <table:table-row table:style-name="ro1">
          <table:table-cell office:value-type="float" office:value="1.2705" calcext:value-type="float">
            <text:p>1,270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1685" calcext:value-type="percentage">
            <text:p>26,17%</text:p>
          </table:table-cell>
          <table:table-cell office:value-type="percentage" office:value="0.134815" calcext:value-type="percentage">
            <text:p>13,48%</text:p>
          </table:table-cell>
          <table:table-cell office:value-type="percentage" office:value="0.131706" calcext:value-type="percentage">
            <text:p>13,17%</text:p>
          </table:table-cell>
          <table:table-cell office:value-type="percentage" office:value="0.271011" calcext:value-type="percentage">
            <text:p>27,10%</text:p>
          </table:table-cell>
        </table:table-row>
        <table:table-row table:style-name="ro1">
          <table:table-cell office:value-type="float" office:value="1.2936" calcext:value-type="float">
            <text:p>1,293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96096" calcext:value-type="percentage">
            <text:p>29,61%</text:p>
          </table:table-cell>
          <table:table-cell office:value-type="percentage" office:value="0.144098" calcext:value-type="percentage">
            <text:p>14,41%</text:p>
          </table:table-cell>
          <table:table-cell office:value-type="percentage" office:value="0.141503" calcext:value-type="percentage">
            <text:p>14,15%</text:p>
          </table:table-cell>
          <table:table-cell office:value-type="percentage" office:value="0.305123" calcext:value-type="percentage">
            <text:p>30,51%</text:p>
          </table:table-cell>
        </table:table-row>
        <table:table-row table:style-name="ro1">
          <table:table-cell office:value-type="float" office:value="1.3167" calcext:value-type="float">
            <text:p>1,316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0727" calcext:value-type="percentage">
            <text:p>22,07%</text:p>
          </table:table-cell>
          <table:table-cell office:value-type="percentage" office:value="0.0910855" calcext:value-type="percentage">
            <text:p>9,11%</text:p>
          </table:table-cell>
          <table:table-cell office:value-type="percentage" office:value="0.0838401" calcext:value-type="percentage">
            <text:p>8,38%</text:p>
          </table:table-cell>
          <table:table-cell office:value-type="percentage" office:value="0.228102" calcext:value-type="percentage">
            <text:p>22,81%</text:p>
          </table:table-cell>
        </table:table-row>
        <table:table-row table:style-name="ro1">
          <table:table-cell office:value-type="float" office:value="1.3398" calcext:value-type="float">
            <text:p>1,339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94243" calcext:value-type="percentage">
            <text:p>19,42%</text:p>
          </table:table-cell>
          <table:table-cell office:value-type="percentage" office:value="0.0942428" calcext:value-type="percentage">
            <text:p>9,42%</text:p>
          </table:table-cell>
          <table:table-cell office:value-type="percentage" office:value="0.0901126" calcext:value-type="percentage">
            <text:p>9,01%</text:p>
          </table:table-cell>
          <table:table-cell office:value-type="percentage" office:value="0.208636" calcext:value-type="percentage">
            <text:p>20,86%</text:p>
          </table:table-cell>
        </table:table-row>
        <table:table-row table:style-name="ro1">
          <table:table-cell office:value-type="float" office:value="1.3629" calcext:value-type="float">
            <text:p>1,362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23681" calcext:value-type="percentage">
            <text:p>32,37%</text:p>
          </table:table-cell>
          <table:table-cell office:value-type="percentage" office:value="0.171226" calcext:value-type="percentage">
            <text:p>17,12%</text:p>
          </table:table-cell>
          <table:table-cell office:value-type="percentage" office:value="0.16928" calcext:value-type="percentage">
            <text:p>16,93%</text:p>
          </table:table-cell>
          <table:table-cell office:value-type="percentage" office:value="0.334096" calcext:value-type="percentage">
            <text:p>33,41%</text:p>
          </table:table-cell>
        </table:table-row>
        <table:table-row table:style-name="ro1">
          <table:table-cell office:value-type="float" office:value="1.386" calcext:value-type="float">
            <text:p>1,38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18422" calcext:value-type="percentage">
            <text:p>31,84%</text:p>
          </table:table-cell>
          <table:table-cell office:value-type="percentage" office:value="0.151168" calcext:value-type="percentage">
            <text:p>15,12%</text:p>
          </table:table-cell>
          <table:table-cell office:value-type="percentage" office:value="0.149736" calcext:value-type="percentage">
            <text:p>14,97%</text:p>
          </table:table-cell>
          <table:table-cell office:value-type="percentage" office:value="0.318092" calcext:value-type="percentage">
            <text:p>31,81%</text:p>
          </table:table-cell>
        </table:table-row>
        <table:table-row table:style-name="ro1">
          <table:table-cell office:value-type="float" office:value="1.4091" calcext:value-type="float">
            <text:p>1,409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95925" calcext:value-type="percentage">
            <text:p>19,59%</text:p>
          </table:table-cell>
          <table:table-cell office:value-type="percentage" office:value="0.0766719" calcext:value-type="percentage">
            <text:p>7,67%</text:p>
          </table:table-cell>
          <table:table-cell office:value-type="percentage" office:value="0.0704023" calcext:value-type="percentage">
            <text:p>7,04%</text:p>
          </table:table-cell>
          <table:table-cell office:value-type="percentage" office:value="0.208595" calcext:value-type="percentage">
            <text:p>20,86%</text:p>
          </table:table-cell>
        </table:table-row>
        <table:table-row table:style-name="ro1">
          <table:table-cell office:value-type="float" office:value="1.4322" calcext:value-type="float">
            <text:p>1,432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19086" calcext:value-type="percentage">
            <text:p>21,91%</text:p>
          </table:table-cell>
          <table:table-cell office:value-type="percentage" office:value="0.109293" calcext:value-type="percentage">
            <text:p>10,93%</text:p>
          </table:table-cell>
          <table:table-cell office:value-type="percentage" office:value="0.107045" calcext:value-type="percentage">
            <text:p>10,70%</text:p>
          </table:table-cell>
          <table:table-cell office:value-type="percentage" office:value="0.222583" calcext:value-type="percentage">
            <text:p>22,26%</text:p>
          </table:table-cell>
        </table:table-row>
        <table:table-row table:style-name="ro1">
          <table:table-cell office:value-type="float" office:value="1.4553" calcext:value-type="float">
            <text:p>1,455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7873" calcext:value-type="percentage">
            <text:p>26,79%</text:p>
          </table:table-cell>
          <table:table-cell office:value-type="percentage" office:value="0.139289" calcext:value-type="percentage">
            <text:p>13,93%</text:p>
          </table:table-cell>
          <table:table-cell office:value-type="percentage" office:value="0.13732" calcext:value-type="percentage">
            <text:p>13,73%</text:p>
          </table:table-cell>
          <table:table-cell office:value-type="percentage" office:value="0.280423" calcext:value-type="percentage">
            <text:p>28,04%</text:p>
          </table:table-cell>
        </table:table-row>
        <table:table-row table:style-name="ro1">
          <table:table-cell office:value-type="float" office:value="1.4784" calcext:value-type="float">
            <text:p>1,478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91746" calcext:value-type="percentage">
            <text:p>29,17%</text:p>
          </table:table-cell>
          <table:table-cell office:value-type="percentage" office:value="0.137641" calcext:value-type="percentage">
            <text:p>13,76%</text:p>
          </table:table-cell>
          <table:table-cell office:value-type="percentage" office:value="0.135513" calcext:value-type="percentage">
            <text:p>13,55%</text:p>
          </table:table-cell>
          <table:table-cell office:value-type="percentage" office:value="0.29533" calcext:value-type="percentage">
            <text:p>29,53%</text:p>
          </table:table-cell>
        </table:table-row>
        <table:table-row table:style-name="ro1">
          <table:table-cell office:value-type="float" office:value="1.5015" calcext:value-type="float">
            <text:p>1,501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82307" calcext:value-type="percentage">
            <text:p>18,23%</text:p>
          </table:table-cell>
          <table:table-cell office:value-type="percentage" office:value="0.0669698" calcext:value-type="percentage">
            <text:p>6,70%</text:p>
          </table:table-cell>
          <table:table-cell office:value-type="percentage" office:value="0.0640761" calcext:value-type="percentage">
            <text:p>6,41%</text:p>
          </table:table-cell>
          <table:table-cell office:value-type="percentage" office:value="0.190161" calcext:value-type="percentage">
            <text:p>19,02%</text:p>
          </table:table-cell>
        </table:table-row>
        <table:table-row table:style-name="ro1">
          <table:table-cell office:value-type="float" office:value="1.5246" calcext:value-type="float">
            <text:p>1,524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08156" calcext:value-type="percentage">
            <text:p>20,82%</text:p>
          </table:table-cell>
          <table:table-cell office:value-type="percentage" office:value="0.0990609" calcext:value-type="percentage">
            <text:p>9,91%</text:p>
          </table:table-cell>
          <table:table-cell office:value-type="percentage" office:value="0.0967451" calcext:value-type="percentage">
            <text:p>9,67%</text:p>
          </table:table-cell>
          <table:table-cell office:value-type="percentage" office:value="0.221279" calcext:value-type="percentage">
            <text:p>22,13%</text:p>
          </table:table-cell>
        </table:table-row>
        <table:table-row table:style-name="ro1">
          <table:table-cell office:value-type="float" office:value="1.5477" calcext:value-type="float">
            <text:p>1,547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17363" calcext:value-type="percentage">
            <text:p>21,74%</text:p>
          </table:table-cell>
          <table:table-cell office:value-type="percentage" office:value="0.10855" calcext:value-type="percentage">
            <text:p>10,86%</text:p>
          </table:table-cell>
          <table:table-cell office:value-type="percentage" office:value="0.106979" calcext:value-type="percentage">
            <text:p>10,70%</text:p>
          </table:table-cell>
          <table:table-cell office:value-type="percentage" office:value="0.223124" calcext:value-type="percentage">
            <text:p>22,31%</text:p>
          </table:table-cell>
        </table:table-row>
        <table:table-row table:style-name="ro1">
          <table:table-cell office:value-type="float" office:value="1.5708" calcext:value-type="float">
            <text:p>1,570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04338" calcext:value-type="percentage">
            <text:p>30,43%</text:p>
          </table:table-cell>
          <table:table-cell office:value-type="percentage" office:value="0.159865" calcext:value-type="percentage">
            <text:p>15,99%</text:p>
          </table:table-cell>
          <table:table-cell office:value-type="percentage" office:value="0.158232" calcext:value-type="percentage">
            <text:p>15,82%</text:p>
          </table:table-cell>
          <table:table-cell office:value-type="percentage" office:value="0.310984" calcext:value-type="percentage">
            <text:p>31,10%</text:p>
          </table:table-cell>
        </table:table-row>
        <table:table-row table:style-name="ro1">
          <table:table-cell office:value-type="float" office:value="1.5939" calcext:value-type="float">
            <text:p>1,593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7733" calcext:value-type="percentage">
            <text:p>22,77%</text:p>
          </table:table-cell>
          <table:table-cell office:value-type="percentage" office:value="0.0919616" calcext:value-type="percentage">
            <text:p>9,20%</text:p>
          </table:table-cell>
          <table:table-cell office:value-type="percentage" office:value="0.0911722" calcext:value-type="percentage">
            <text:p>9,12%</text:p>
          </table:table-cell>
          <table:table-cell office:value-type="percentage" office:value="0.232075" calcext:value-type="percentage">
            <text:p>23,21%</text:p>
          </table:table-cell>
        </table:table-row>
        <table:table-row table:style-name="ro1">
          <table:table-cell office:value-type="float" office:value="1.617" calcext:value-type="float">
            <text:p>1,6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1861" calcext:value-type="percentage">
            <text:p>11,86%</text:p>
          </table:table-cell>
          <table:table-cell office:value-type="percentage" office:value="0.0341334" calcext:value-type="percentage">
            <text:p>3,41%</text:p>
          </table:table-cell>
          <table:table-cell office:value-type="percentage" office:value="0.0317955" calcext:value-type="percentage">
            <text:p>3,18%</text:p>
          </table:table-cell>
          <table:table-cell office:value-type="percentage" office:value="0.127026" calcext:value-type="percentage">
            <text:p>12,70%</text:p>
          </table:table-cell>
        </table:table-row>
        <table:table-row table:style-name="ro1">
          <table:table-cell office:value-type="float" office:value="1.6401" calcext:value-type="float">
            <text:p>1,640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05809" calcext:value-type="percentage">
            <text:p>20,58%</text:p>
          </table:table-cell>
          <table:table-cell office:value-type="percentage" office:value="0.108204" calcext:value-type="percentage">
            <text:p>10,82%</text:p>
          </table:table-cell>
          <table:table-cell office:value-type="percentage" office:value="0.106764" calcext:value-type="percentage">
            <text:p>10,68%</text:p>
          </table:table-cell>
          <table:table-cell office:value-type="percentage" office:value="0.214575" calcext:value-type="percentage">
            <text:p>21,46%</text:p>
          </table:table-cell>
        </table:table-row>
        <table:table-row table:style-name="ro1">
          <table:table-cell office:value-type="float" office:value="1.6632" calcext:value-type="float">
            <text:p>1,663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82097" calcext:value-type="percentage">
            <text:p>28,21%</text:p>
          </table:table-cell>
          <table:table-cell office:value-type="percentage" office:value="0.143041" calcext:value-type="percentage">
            <text:p>14,30%</text:p>
          </table:table-cell>
          <table:table-cell office:value-type="percentage" office:value="0.142784" calcext:value-type="percentage">
            <text:p>14,28%</text:p>
          </table:table-cell>
          <table:table-cell office:value-type="percentage" office:value="0.283383" calcext:value-type="percentage">
            <text:p>28,34%</text:p>
          </table:table-cell>
        </table:table-row>
        <table:table-row table:style-name="ro1">
          <table:table-cell office:value-type="float" office:value="1.6863" calcext:value-type="float">
            <text:p>1,686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71136" calcext:value-type="percentage">
            <text:p>27,11%</text:p>
          </table:table-cell>
          <table:table-cell office:value-type="percentage" office:value="0.126225" calcext:value-type="percentage">
            <text:p>12,62%</text:p>
          </table:table-cell>
          <table:table-cell office:value-type="percentage" office:value="0.125702" calcext:value-type="percentage">
            <text:p>12,57%</text:p>
          </table:table-cell>
          <table:table-cell office:value-type="percentage" office:value="0.27192" calcext:value-type="percentage">
            <text:p>27,19%</text:p>
          </table:table-cell>
        </table:table-row>
        <table:table-row table:style-name="ro1">
          <table:table-cell office:value-type="float" office:value="1.7094" calcext:value-type="float">
            <text:p>1,709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86517" calcext:value-type="percentage">
            <text:p>18,65%</text:p>
          </table:table-cell>
          <table:table-cell office:value-type="percentage" office:value="0.0783343" calcext:value-type="percentage">
            <text:p>7,83%</text:p>
          </table:table-cell>
          <table:table-cell office:value-type="percentage" office:value="0.0768783" calcext:value-type="percentage">
            <text:p>7,69%</text:p>
          </table:table-cell>
          <table:table-cell office:value-type="percentage" office:value="0.194671" calcext:value-type="percentage">
            <text:p>19,47%</text:p>
          </table:table-cell>
        </table:table-row>
        <table:table-row table:style-name="ro1">
          <table:table-cell office:value-type="float" office:value="1.7325" calcext:value-type="float">
            <text:p>1,732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9714" calcext:value-type="percentage">
            <text:p>13,97%</text:p>
          </table:table-cell>
          <table:table-cell office:value-type="percentage" office:value="0.056217" calcext:value-type="percentage">
            <text:p>5,62%</text:p>
          </table:table-cell>
          <table:table-cell office:value-type="percentage" office:value="0.0553127" calcext:value-type="percentage">
            <text:p>5,53%</text:p>
          </table:table-cell>
          <table:table-cell office:value-type="percentage" office:value="0.144687" calcext:value-type="percentage">
            <text:p>14,47%</text:p>
          </table:table-cell>
        </table:table-row>
        <table:table-row table:style-name="ro1">
          <table:table-cell office:value-type="float" office:value="1.7556" calcext:value-type="float">
            <text:p>1,755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8155" calcext:value-type="percentage">
            <text:p>18,16%</text:p>
          </table:table-cell>
          <table:table-cell office:value-type="percentage" office:value="0.079262" calcext:value-type="percentage">
            <text:p>7,93%</text:p>
          </table:table-cell>
          <table:table-cell office:value-type="percentage" office:value="0.0786716" calcext:value-type="percentage">
            <text:p>7,87%</text:p>
          </table:table-cell>
          <table:table-cell office:value-type="percentage" office:value="0.184502" calcext:value-type="percentage">
            <text:p>18,45%</text:p>
          </table:table-cell>
        </table:table-row>
        <table:table-row table:style-name="ro1">
          <table:table-cell office:value-type="float" office:value="1.7787" calcext:value-type="float">
            <text:p>1,778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88819" calcext:value-type="percentage">
            <text:p>18,88%</text:p>
          </table:table-cell>
          <table:table-cell table:number-columns-repeated="2" office:value-type="percentage" office:value="0.0965655" calcext:value-type="percentage">
            <text:p>9,66%</text:p>
          </table:table-cell>
          <table:table-cell office:value-type="percentage" office:value="0.192823" calcext:value-type="percentage">
            <text:p>19,28%</text:p>
          </table:table-cell>
        </table:table-row>
        <table:table-row table:style-name="ro1">
          <table:table-cell office:value-type="float" office:value="1.8018" calcext:value-type="float">
            <text:p>1,801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9046" calcext:value-type="percentage">
            <text:p>23,90%</text:p>
          </table:table-cell>
          <table:table-cell office:value-type="percentage" office:value="0.118727" calcext:value-type="percentage">
            <text:p>11,87%</text:p>
          </table:table-cell>
          <table:table-cell office:value-type="percentage" office:value="0.118004" calcext:value-type="percentage">
            <text:p>11,80%</text:p>
          </table:table-cell>
          <table:table-cell office:value-type="percentage" office:value="0.241215" calcext:value-type="percentage">
            <text:p>24,12%</text:p>
          </table:table-cell>
        </table:table-row>
        <table:table-row table:style-name="ro1">
          <table:table-cell office:value-type="float" office:value="1.8249" calcext:value-type="float">
            <text:p>1,824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3744" calcext:value-type="percentage">
            <text:p>22,37%</text:p>
          </table:table-cell>
          <table:table-cell office:value-type="percentage" office:value="0.0960426" calcext:value-type="percentage">
            <text:p>9,60%</text:p>
          </table:table-cell>
          <table:table-cell office:value-type="percentage" office:value="0.0957382" calcext:value-type="percentage">
            <text:p>9,57%</text:p>
          </table:table-cell>
          <table:table-cell office:value-type="percentage" office:value="0.22481" calcext:value-type="percentage">
            <text:p>22,48%</text:p>
          </table:table-cell>
        </table:table-row>
        <table:table-row table:style-name="ro1">
          <table:table-cell office:value-type="float" office:value="1.848" calcext:value-type="float">
            <text:p>1,84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70776" calcext:value-type="percentage">
            <text:p>17,08%</text:p>
          </table:table-cell>
          <table:table-cell office:value-type="percentage" office:value="0.0710807" calcext:value-type="percentage">
            <text:p>7,11%</text:p>
          </table:table-cell>
          <table:table-cell office:value-type="percentage" office:value="0.0707763" calcext:value-type="percentage">
            <text:p>7,08%</text:p>
          </table:table-cell>
          <table:table-cell office:value-type="percentage" office:value="0.176408" calcext:value-type="percentage">
            <text:p>17,64%</text:p>
          </table:table-cell>
        </table:table-row>
        <table:table-row table:style-name="ro1">
          <table:table-cell office:value-type="float" office:value="1.8711" calcext:value-type="float">
            <text:p>1,871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01834" calcext:value-type="percentage">
            <text:p>10,18%</text:p>
          </table:table-cell>
          <table:table-cell office:value-type="percentage" office:value="0.0325797" calcext:value-type="percentage">
            <text:p>3,26%</text:p>
          </table:table-cell>
          <table:table-cell office:value-type="percentage" office:value="0.0320456" calcext:value-type="percentage">
            <text:p>3,20%</text:p>
          </table:table-cell>
          <table:table-cell office:value-type="percentage" office:value="0.110201" calcext:value-type="percentage">
            <text:p>11,02%</text:p>
          </table:table-cell>
        </table:table-row>
        <table:table-row table:style-name="ro1">
          <table:table-cell office:value-type="float" office:value="1.8942" calcext:value-type="float">
            <text:p>1,894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45566" calcext:value-type="percentage">
            <text:p>14,56%</text:p>
          </table:table-cell>
          <table:table-cell office:value-type="percentage" office:value="0.0775671" calcext:value-type="percentage">
            <text:p>7,76%</text:p>
          </table:table-cell>
          <table:table-cell office:value-type="percentage" office:value="0.0773962" calcext:value-type="percentage">
            <text:p>7,74%</text:p>
          </table:table-cell>
          <table:table-cell office:value-type="percentage" office:value="0.145908" calcext:value-type="percentage">
            <text:p>14,59%</text:p>
          </table:table-cell>
        </table:table-row>
        <table:table-row table:style-name="ro1">
          <table:table-cell office:value-type="float" office:value="1.9173" calcext:value-type="float">
            <text:p>1,917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22385" calcext:value-type="percentage">
            <text:p>22,24%</text:p>
          </table:table-cell>
          <table:table-cell office:value-type="percentage" office:value="0.114522" calcext:value-type="percentage">
            <text:p>11,45%</text:p>
          </table:table-cell>
          <table:table-cell office:value-type="percentage" office:value="0.114198" calcext:value-type="percentage">
            <text:p>11,42%</text:p>
          </table:table-cell>
          <table:table-cell office:value-type="percentage" office:value="0.227583" calcext:value-type="percentage">
            <text:p>22,76%</text:p>
          </table:table-cell>
        </table:table-row>
        <table:table-row table:style-name="ro1">
          <table:table-cell office:value-type="float" office:value="1.9404" calcext:value-type="float">
            <text:p>1,940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0828" calcext:value-type="percentage">
            <text:p>23,08%</text:p>
          </table:table-cell>
          <table:table-cell table:number-columns-repeated="2" office:value-type="percentage" office:value="0.107608" calcext:value-type="percentage">
            <text:p>10,76%</text:p>
          </table:table-cell>
          <table:table-cell office:value-type="percentage" office:value="0.230369" calcext:value-type="percentage">
            <text:p>23,04%</text:p>
          </table:table-cell>
        </table:table-row>
        <table:table-row table:style-name="ro1">
          <table:table-cell office:value-type="float" office:value="1.9635" calcext:value-type="float">
            <text:p>1,963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34511" calcext:value-type="percentage">
            <text:p>13,45%</text:p>
          </table:table-cell>
          <table:table-cell office:value-type="percentage" office:value="0.0407609" calcext:value-type="percentage">
            <text:p>4,08%</text:p>
          </table:table-cell>
          <table:table-cell office:value-type="percentage" office:value="0.0403727" calcext:value-type="percentage">
            <text:p>4,04%</text:p>
          </table:table-cell>
          <table:table-cell office:value-type="percentage" office:value="0.138199" calcext:value-type="percentage">
            <text:p>13,82%</text:p>
          </table:table-cell>
        </table:table-row>
        <table:table-row table:style-name="ro1">
          <table:table-cell office:value-type="float" office:value="1.9866" calcext:value-type="float">
            <text:p>1,986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603935" calcext:value-type="percentage">
            <text:p>6,04%</text:p>
          </table:table-cell>
          <table:table-cell table:number-columns-repeated="2" office:value-type="percentage" office:value="0.00720826" calcext:value-type="percentage">
            <text:p>0,72%</text:p>
          </table:table-cell>
          <table:table-cell office:value-type="percentage" office:value="0.0640951" calcext:value-type="percentage">
            <text:p>6,41%</text:p>
          </table:table-cell>
        </table:table-row>
        <table:table-row table:style-name="ro1">
          <table:table-cell office:value-type="float" office:value="2.0097" calcext:value-type="float">
            <text:p>2,009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20226" calcext:value-type="percentage">
            <text:p>12,02%</text:p>
          </table:table-cell>
          <table:table-cell table:number-columns-repeated="2" office:value-type="percentage" office:value="0.0629384" calcext:value-type="percentage">
            <text:p>6,29%</text:p>
          </table:table-cell>
          <table:table-cell office:value-type="percentage" office:value="0.122369" calcext:value-type="percentage">
            <text:p>12,24%</text:p>
          </table:table-cell>
        </table:table-row>
        <table:table-row table:style-name="ro1">
          <table:table-cell office:value-type="float" office:value="2.0328" calcext:value-type="float">
            <text:p>2,032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55967" calcext:value-type="percentage">
            <text:p>15,60%</text:p>
          </table:table-cell>
          <table:table-cell table:number-columns-repeated="2" office:value-type="percentage" office:value="0.0934668" calcext:value-type="percentage">
            <text:p>9,35%</text:p>
          </table:table-cell>
          <table:table-cell office:value-type="percentage" office:value="0.158799" calcext:value-type="percentage">
            <text:p>15,88%</text:p>
          </table:table-cell>
        </table:table-row>
        <table:table-row table:style-name="ro1">
          <table:table-cell office:value-type="float" office:value="2.0559" calcext:value-type="float">
            <text:p>2,055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37513" calcext:value-type="percentage">
            <text:p>23,75%</text:p>
          </table:table-cell>
          <table:table-cell table:number-columns-repeated="2" office:value-type="percentage" office:value="0.113726" calcext:value-type="percentage">
            <text:p>11,37%</text:p>
          </table:table-cell>
          <table:table-cell office:value-type="percentage" office:value="0.238232" calcext:value-type="percentage">
            <text:p>23,82%</text:p>
          </table:table-cell>
        </table:table-row>
        <table:table-row table:style-name="ro1">
          <table:table-cell office:value-type="float" office:value="2.079" calcext:value-type="float">
            <text:p>2,07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42452" calcext:value-type="percentage">
            <text:p>14,25%</text:p>
          </table:table-cell>
          <table:table-cell table:number-columns-repeated="2" office:value-type="percentage" office:value="0.0532173" calcext:value-type="percentage">
            <text:p>5,32%</text:p>
          </table:table-cell>
          <table:table-cell office:value-type="percentage" office:value="0.145285" calcext:value-type="percentage">
            <text:p>14,53%</text:p>
          </table:table-cell>
        </table:table-row>
        <table:table-row table:style-name="ro1">
          <table:table-cell office:value-type="float" office:value="2.1021" calcext:value-type="float">
            <text:p>2,102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97802" calcext:value-type="percentage">
            <text:p>7,98%</text:p>
          </table:table-cell>
          <table:table-cell table:number-columns-repeated="2" office:value-type="percentage" office:value="0.0112088" calcext:value-type="percentage">
            <text:p>1,12%</text:p>
          </table:table-cell>
          <table:table-cell office:value-type="percentage" office:value="0.0802198" calcext:value-type="percentage">
            <text:p>8,02%</text:p>
          </table:table-cell>
        </table:table-row>
        <table:table-row table:style-name="ro1">
          <table:table-cell office:value-type="float" office:value="2.1252" calcext:value-type="float">
            <text:p>2,125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88004" calcext:value-type="percentage">
            <text:p>2,88%</text:p>
          </table:table-cell>
          <table:table-cell table:number-columns-repeated="2" office:value-type="percentage" office:value="0.00150263" calcext:value-type="percentage">
            <text:p>0,15%</text:p>
          </table:table-cell>
          <table:table-cell office:value-type="percentage" office:value="0.0305535" calcext:value-type="percentage">
            <text:p>3,06%</text:p>
          </table:table-cell>
        </table:table-row>
        <table:table-row table:style-name="ro1">
          <table:table-cell office:value-type="float" office:value="2.1483" calcext:value-type="float">
            <text:p>2,148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33924" calcext:value-type="percentage">
            <text:p>7,34%</text:p>
          </table:table-cell>
          <table:table-cell table:number-columns-repeated="2" office:value-type="percentage" office:value="0.0454442" calcext:value-type="percentage">
            <text:p>4,54%</text:p>
          </table:table-cell>
          <table:table-cell office:value-type="percentage" office:value="0.0774824" calcext:value-type="percentage">
            <text:p>7,75%</text:p>
          </table:table-cell>
        </table:table-row>
        <table:table-row table:style-name="ro1">
          <table:table-cell office:value-type="float" office:value="2.1714" calcext:value-type="float">
            <text:p>2,171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07441" calcext:value-type="percentage">
            <text:p>20,74%</text:p>
          </table:table-cell>
          <table:table-cell table:number-columns-repeated="2" office:value-type="percentage" office:value="0.113074" calcext:value-type="percentage">
            <text:p>11,31%</text:p>
          </table:table-cell>
          <table:table-cell office:value-type="percentage" office:value="0.207026" calcext:value-type="percentage">
            <text:p>20,70%</text:p>
          </table:table-cell>
        </table:table-row>
        <table:table-row table:style-name="ro1">
          <table:table-cell office:value-type="float" office:value="2.1945" calcext:value-type="float">
            <text:p>2,194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46467" calcext:value-type="percentage">
            <text:p>14,65%</text:p>
          </table:table-cell>
          <table:table-cell table:number-columns-repeated="2" office:value-type="percentage" office:value="0.0625613" calcext:value-type="percentage">
            <text:p>6,26%</text:p>
          </table:table-cell>
          <table:table-cell office:value-type="percentage" office:value="0.146467" calcext:value-type="percentage">
            <text:p>14,65%</text:p>
          </table:table-cell>
        </table:table-row>
        <table:table-row table:style-name="ro1">
          <table:table-cell office:value-type="float" office:value="2.2176" calcext:value-type="float">
            <text:p>2,217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866103" calcext:value-type="percentage">
            <text:p>8,66%</text:p>
          </table:table-cell>
          <table:table-cell table:number-columns-repeated="2" office:value-type="percentage" office:value="0.0171727" calcext:value-type="percentage">
            <text:p>1,72%</text:p>
          </table:table-cell>
          <table:table-cell office:value-type="percentage" office:value="0.0881035" calcext:value-type="percentage">
            <text:p>8,81%</text:p>
          </table:table-cell>
        </table:table-row>
        <table:table-row table:style-name="ro1">
          <table:table-cell office:value-type="float" office:value="2.2407" calcext:value-type="float">
            <text:p>2,240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55188" calcext:value-type="percentage">
            <text:p>2,55%</text:p>
          </table:table-cell>
          <table:table-cell table:number-columns-repeated="2" office:value-type="percentage" office:value="0.00168256" calcext:value-type="percentage">
            <text:p>0,17%</text:p>
          </table:table-cell>
          <table:table-cell office:value-type="percentage" office:value="0.0286035" calcext:value-type="percentage">
            <text:p>2,86%</text:p>
          </table:table-cell>
        </table:table-row>
        <table:table-row table:style-name="ro1">
          <table:table-cell office:value-type="float" office:value="2.2638" calcext:value-type="float">
            <text:p>2,263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34146" calcext:value-type="percentage">
            <text:p>1,34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58537" calcext:value-type="percentage">
            <text:p>1,59%</text:p>
          </table:table-cell>
        </table:table-row>
        <table:table-row table:style-name="ro1">
          <table:table-cell office:value-type="float" office:value="2.2869" calcext:value-type="float">
            <text:p>2,286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13557" calcext:value-type="percentage">
            <text:p>11,36%</text:p>
          </table:table-cell>
          <table:table-cell table:number-columns-repeated="2" office:value-type="percentage" office:value="0.0700671" calcext:value-type="percentage">
            <text:p>7,01%</text:p>
          </table:table-cell>
          <table:table-cell office:value-type="percentage" office:value="0.115705" calcext:value-type="percentage">
            <text:p>11,57%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120033" calcext:value-type="percentage">
            <text:p>12,00%</text:p>
          </table:table-cell>
          <table:table-cell table:number-columns-repeated="2" office:value-type="percentage" office:value="0.0583495" calcext:value-type="percentage">
            <text:p>5,83%</text:p>
          </table:table-cell>
          <table:table-cell office:value-type="percentage" office:value="0.120033" calcext:value-type="percentage">
            <text:p>12,00%</text:p>
          </table:table-cell>
        </table:table-row>
        <table:table-row table:style-name="ro1">
          <table:table-cell office:value-type="float" office:value="2.3331" calcext:value-type="float">
            <text:p>2,33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00637" calcext:value-type="percentage">
            <text:p>7,01%</text:p>
          </table:table-cell>
          <table:table-cell table:number-columns-repeated="2" office:value-type="percentage" office:value="0.0226115" calcext:value-type="percentage">
            <text:p>2,26%</text:p>
          </table:table-cell>
          <table:table-cell office:value-type="percentage" office:value="0.0700637" calcext:value-type="percentage">
            <text:p>7,01%</text:p>
          </table:table-cell>
        </table:table-row>
        <table:table-row table:style-name="ro1">
          <table:table-cell office:value-type="float" office:value="2.3562" calcext:value-type="float">
            <text:p>2,3562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61073" calcext:value-type="percentage">
            <text:p>3,61%</text:p>
          </table:table-cell>
          <table:table-cell table:number-columns-repeated="2" office:value-type="percentage" office:value="0.00240715" calcext:value-type="percentage">
            <text:p>0,24%</text:p>
          </table:table-cell>
          <table:table-cell office:value-type="percentage" office:value="0.0354195" calcext:value-type="percentage">
            <text:p>3,54%</text:p>
          </table:table-cell>
        </table:table-row>
        <table:table-row table:style-name="ro1">
          <table:table-cell office:value-type="float" office:value="2.3793" calcext:value-type="float">
            <text:p>2,379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41002" calcext:value-type="percentage">
            <text:p>1,41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59555" calcext:value-type="percentage">
            <text:p>1,60%</text:p>
          </table:table-cell>
        </table:table-row>
        <table:table-row table:style-name="ro1">
          <table:table-cell office:value-type="float" office:value="2.4024" calcext:value-type="float">
            <text:p>2,40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88411" calcext:value-type="percentage">
            <text:p>1,88%</text:p>
          </table:table-cell>
          <table:table-cell table:number-columns-repeated="2" office:value-type="percentage" office:value="0.0117312" calcext:value-type="percentage">
            <text:p>1,17%</text:p>
          </table:table-cell>
          <table:table-cell office:value-type="percentage" office:value="0.0191966" calcext:value-type="percentage">
            <text:p>1,92%</text:p>
          </table:table-cell>
        </table:table-row>
        <table:table-row table:style-name="ro1">
          <table:table-cell office:value-type="float" office:value="2.4255" calcext:value-type="float">
            <text:p>2,425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79895" calcext:value-type="percentage">
            <text:p>7,99%</text:p>
          </table:table-cell>
          <table:table-cell table:number-columns-repeated="2" office:value-type="percentage" office:value="0.0435109" calcext:value-type="percentage">
            <text:p>4,35%</text:p>
          </table:table-cell>
          <table:table-cell office:value-type="percentage" office:value="0.0802701" calcext:value-type="percentage">
            <text:p>8,03%</text:p>
          </table:table-cell>
        </table:table-row>
        <table:table-row table:style-name="ro1">
          <table:table-cell office:value-type="float" office:value="2.4486" calcext:value-type="float">
            <text:p>2,448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394684" calcext:value-type="percentage">
            <text:p>3,95%</text:p>
          </table:table-cell>
          <table:table-cell table:number-columns-repeated="2" office:value-type="percentage" office:value="0.0161095" calcext:value-type="percentage">
            <text:p>1,61%</text:p>
          </table:table-cell>
          <table:table-cell office:value-type="percentage" office:value="0.0406766" calcext:value-type="percentage">
            <text:p>4,07%</text:p>
          </table:table-cell>
        </table:table-row>
        <table:table-row table:style-name="ro1">
          <table:table-cell office:value-type="float" office:value="2.4717" calcext:value-type="float">
            <text:p>2,47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207987" calcext:value-type="percentage">
            <text:p>2,08%</text:p>
          </table:table-cell>
          <table:table-cell table:number-columns-repeated="2" office:value-type="percentage" office:value="0.00374376" calcext:value-type="percentage">
            <text:p>0,37%</text:p>
          </table:table-cell>
          <table:table-cell office:value-type="percentage" office:value="0.0220466" calcext:value-type="percentage">
            <text:p>2,20%</text:p>
          </table:table-cell>
        </table:table-row>
        <table:table-row table:style-name="ro1">
          <table:table-cell office:value-type="float" office:value="2.4948" calcext:value-type="float">
            <text:p>2,494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107931" calcext:value-type="percentage">
            <text:p>1,08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03238" calcext:value-type="percentage">
            <text:p>1,03%</text:p>
          </table:table-cell>
        </table:table-row>
        <table:table-row table:style-name="ro1">
          <table:table-cell office:value-type="float" office:value="2.5179" calcext:value-type="float">
            <text:p>2,517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447094" calcext:value-type="percentage">
            <text:p>0,45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496771" calcext:value-type="percentage">
            <text:p>0,50%</text:p>
          </table:table-cell>
        </table:table-row>
        <table:table-row table:style-name="ro1">
          <table:table-cell office:value-type="float" office:value="2.541" calcext:value-type="float">
            <text:p>2,54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14742" calcext:value-type="percentage">
            <text:p>0,15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9656" calcext:value-type="percentage">
            <text:p>0,20%</text:p>
          </table:table-cell>
        </table:table-row>
        <table:table-row table:style-name="ro1">
          <table:table-cell office:value-type="float" office:value="2.5641" calcext:value-type="float">
            <text:p>2,564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00220751" calcext:value-type="percentage">
            <text:p>0,22%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65563" calcext:value-type="percentage">
            <text:p>0,17%</text:p>
          </table:table-cell>
        </table:table-row>
        <table:table-row table:style-name="ro1">
          <table:table-cell office:value-type="float" office:value="2.5872" calcext:value-type="float">
            <text:p>2,5872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6103" calcext:value-type="float">
            <text:p>2,6103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6334" calcext:value-type="float">
            <text:p>2,6334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6565" calcext:value-type="float">
            <text:p>2,6565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6796" calcext:value-type="float">
            <text:p>2,6796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7027" calcext:value-type="float">
            <text:p>2,7027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7258" calcext:value-type="float">
            <text:p>2,7258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7489" calcext:value-type="float">
            <text:p>2,7489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772" calcext:value-type="float">
            <text:p>2,772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7951" calcext:value-type="float">
            <text:p>2,7951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8182" calcext:value-type="float">
            <text:p>2,8182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8413" calcext:value-type="float">
            <text:p>2,8413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8644" calcext:value-type="float">
            <text:p>2,8644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8875" calcext:value-type="float">
            <text:p>2,8875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9106" calcext:value-type="float">
            <text:p>2,9106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9337" calcext:value-type="float">
            <text:p>2,9337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.9568" calcext:value-type="float">
            <text:p>2,9568</text:p>
          </table:table-cell>
          <table:table-cell office:value-type="percentage" office:value="1" calcext:value-type="percentage">
            <text:p>100,00%</text:p>
          </table:table-cell>
          <table:table-cell table:number-columns-repeated="4" office:value-type="percentage" office:value="0" calcext:value-type="percentage">
            <text:p>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09:17:47.190783217</dc:date>
    <meta:editing-duration>PT9M54S</meta:editing-duration>
    <meta:editing-cycles>1</meta:editing-cycles>
    <meta:document-statistic meta:table-count="1" meta:cell-count="78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042cm" svg:height="29.769cm" xlink:href=".." xlink:type="simple" chart:class="chart:line" chart:style-name="ch1">
        <chart:legend chart:legend-position="end" svg:x="42.261cm" svg:y="13.661cm" style:legend-expansion="high" chart:style-name="ch2"/>
        <chart:plot-area chart:style-name="ch3" table:cell-range-address="basicHistogram.A1:basicHistogram.F130" chart:data-source-has-labels="both" svg:x="-0.198cm" svg:y="0.339cm" svg:width="41.396cm" svg:height="28.578cm">
          <chartooo:coordinate-region svg:x="1.49cm" svg:y="0.525cm" svg:width="39.578cm" svg:height="27.102cm"/>
          <chart:axis chart:dimension="x" chart:name="primary-x" chart:style-name="ch4" chartooo:axis-type="auto">
            <chartooo:date-scale/>
            <chart:categories table:cell-range-address="basicHistogram.A2:basicHistogram.A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icHistogram.B2:basicHistogram.B130" chart:label-cell-address="basicHistogram.B1:basicHistogram.B1" chart:class="chart:line">
            <chart:data-point chart:repeated="129"/>
          </chart:series>
          <chart:series chart:style-name="ch8" chart:values-cell-range-address="basicHistogram.C2:basicHistogram.C130" chart:label-cell-address="basicHistogram.C1:basicHistogram.C1" chart:class="chart:line">
            <chart:data-point chart:repeated="129"/>
          </chart:series>
          <chart:series chart:style-name="ch9" chart:values-cell-range-address="basicHistogram.D2:basicHistogram.D130" chart:label-cell-address="basicHistogram.D1:basicHistogram.D1" chart:class="chart:line">
            <chart:data-point chart:repeated="129"/>
          </chart:series>
          <chart:series chart:style-name="ch10" chart:values-cell-range-address="basicHistogram.E2:basicHistogram.E130" chart:label-cell-address="basicHistogram.E1:basicHistogram.E1" chart:class="chart:line">
            <chart:data-point chart:repeated="129"/>
          </chart:series>
          <chart:series chart:style-name="ch11" chart:values-cell-range-address="basicHistogram.F2:basicHistogram.F130" chart:label-cell-address="basicHistogram.F1:basicHistogram.F1" chart:class="chart:line">
            <chart:data-point chart:repeated="1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basicHistogram.B1:basicHistogram.B1</svg:desc>
                </draw:g>
              </table:table-cell>
              <table:table-cell office:value-type="string">
                <text:p>eigen</text:p>
                <draw:g>
                  <svg:desc>basicHistogram.C1:basicHistogram.C1</svg:desc>
                </draw:g>
              </table:table-cell>
              <table:table-cell office:value-type="string">
                <text:p>spantree</text:p>
                <draw:g>
                  <svg:desc>basicHistogram.D1:basicHistogram.D1</svg:desc>
                </draw:g>
              </table:table-cell>
              <table:table-cell office:value-type="string">
                <text:p>common</text:p>
                <draw:g>
                  <svg:desc>basicHistogram.E1:basicHistogram.E1</svg:desc>
                </draw:g>
              </table:table-cell>
              <table:table-cell office:value-type="string">
                <text:p>cosine</text:p>
                <draw:g>
                  <svg:desc>basicHistogram.F1:basicHistogram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sicHistogram.A2:basicHistogram.A130</svg:desc>
                </draw:g>
              </table:table-cell>
              <table:table-cell office:value-type="float" office:value="1">
                <text:p>1</text:p>
                <draw:g>
                  <svg:desc>basicHistogram.B2:basicHistogram.B130</svg:desc>
                </draw:g>
              </table:table-cell>
              <table:table-cell office:value-type="float" office:value="0.00526143">
                <text:p>0.00526143</text:p>
                <draw:g>
                  <svg:desc>basicHistogram.C2:basicHistogram.C130</svg:desc>
                </draw:g>
              </table:table-cell>
              <table:table-cell office:value-type="float" office:value="0.0016442">
                <text:p>0.0016442</text:p>
                <draw:g>
                  <svg:desc>basicHistogram.D2:basicHistogram.D130</svg:desc>
                </draw:g>
              </table:table-cell>
              <table:table-cell office:value-type="float" office:value="0.0016442">
                <text:p>0.0016442</text:p>
                <draw:g>
                  <svg:desc>basicHistogram.E2:basicHistogram.E130</svg:desc>
                </draw:g>
              </table:table-cell>
              <table:table-cell office:value-type="float" office:value="0.00361723">
                <text:p>0.00361723</text:p>
                <draw:g>
                  <svg:desc>basicHistogram.F2:basicHistogram.F130</svg:desc>
                </draw:g>
              </table:table-cell>
            </table:table-row>
            <table:table-row>
              <table:table-cell office:value-type="float" office:value="0.0231">
                <text:p>0.0231</text:p>
              </table:table-cell>
              <table:table-cell office:value-type="float" office:value="1">
                <text:p>1</text:p>
              </table:table-cell>
              <table:table-cell office:value-type="float" office:value="0.017348">
                <text:p>0.017348</text:p>
              </table:table-cell>
              <table:table-cell office:value-type="float" office:value="0.0063552">
                <text:p>0.0063552</text:p>
              </table:table-cell>
              <table:table-cell office:value-type="float" office:value="0.00566816">
                <text:p>0.00566816</text:p>
              </table:table-cell>
              <table:table-cell office:value-type="float" office:value="0.0154586">
                <text:p>0.0154586</text:p>
              </table:table-cell>
            </table:table-row>
            <table:table-row>
              <table:table-cell office:value-type="float" office:value="0.0462">
                <text:p>0.0462</text:p>
              </table:table-cell>
              <table:table-cell office:value-type="float" office:value="1">
                <text:p>1</text:p>
              </table:table-cell>
              <table:table-cell office:value-type="float" office:value="0.0240488">
                <text:p>0.0240488</text:p>
              </table:table-cell>
              <table:table-cell office:value-type="float" office:value="0.00741804">
                <text:p>0.00741804</text:p>
              </table:table-cell>
              <table:table-cell office:value-type="float" office:value="0.00646088">
                <text:p>0.00646088</text:p>
              </table:table-cell>
              <table:table-cell office:value-type="float" office:value="0.020938">
                <text:p>0.020938</text:p>
              </table:table-cell>
            </table:table-row>
            <table:table-row>
              <table:table-cell office:value-type="float" office:value="0.0693">
                <text:p>0.0693</text:p>
              </table:table-cell>
              <table:table-cell office:value-type="float" office:value="1">
                <text:p>1</text:p>
              </table:table-cell>
              <table:table-cell office:value-type="float" office:value="0.0173204">
                <text:p>0.0173204</text:p>
              </table:table-cell>
              <table:table-cell office:value-type="float" office:value="0.00623167">
                <text:p>0.00623167</text:p>
              </table:table-cell>
              <table:table-cell office:value-type="float" office:value="0.00449047">
                <text:p>0.00449047</text:p>
              </table:table-cell>
              <table:table-cell office:value-type="float" office:value="0.0215359">
                <text:p>0.0215359</text:p>
              </table:table-cell>
            </table:table-row>
            <table:table-row>
              <table:table-cell office:value-type="float" office:value="0.0924">
                <text:p>0.0924</text:p>
              </table:table-cell>
              <table:table-cell office:value-type="float" office:value="1">
                <text:p>1</text:p>
              </table:table-cell>
              <table:table-cell office:value-type="float" office:value="0.0398304">
                <text:p>0.0398304</text:p>
              </table:table-cell>
              <table:table-cell office:value-type="float" office:value="0.0138367">
                <text:p>0.0138367</text:p>
              </table:table-cell>
              <table:table-cell office:value-type="float" office:value="0.0111173">
                <text:p>0.0111173</text:p>
              </table:table-cell>
              <table:table-cell office:value-type="float" office:value="0.0355115">
                <text:p>0.0355115</text:p>
              </table:table-cell>
            </table:table-row>
            <table:table-row>
              <table:table-cell office:value-type="float" office:value="0.1155">
                <text:p>0.1155</text:p>
              </table:table-cell>
              <table:table-cell office:value-type="float" office:value="1">
                <text:p>1</text:p>
              </table:table-cell>
              <table:table-cell office:value-type="float" office:value="0.0245286">
                <text:p>0.0245286</text:p>
              </table:table-cell>
              <table:table-cell office:value-type="float" office:value="0.00745088">
                <text:p>0.00745088</text:p>
              </table:table-cell>
              <table:table-cell office:value-type="float" office:value="0.00593433">
                <text:p>0.00593433</text:p>
              </table:table-cell>
              <table:table-cell office:value-type="float" office:value="0.0234736">
                <text:p>0.0234736</text:p>
              </table:table-cell>
            </table:table-row>
            <table:table-row>
              <table:table-cell office:value-type="float" office:value="0.1386">
                <text:p>0.1386</text:p>
              </table:table-cell>
              <table:table-cell office:value-type="float" office:value="1">
                <text:p>1</text:p>
              </table:table-cell>
              <table:table-cell office:value-type="float" office:value="0.0344722">
                <text:p>0.0344722</text:p>
              </table:table-cell>
              <table:table-cell office:value-type="float" office:value="0.014686">
                <text:p>0.014686</text:p>
              </table:table-cell>
              <table:table-cell office:value-type="float" office:value="0.011798">
                <text:p>0.011798</text:p>
              </table:table-cell>
              <table:table-cell office:value-type="float" office:value="0.0358855">
                <text:p>0.0358855</text:p>
              </table:table-cell>
            </table:table-row>
            <table:table-row>
              <table:table-cell office:value-type="float" office:value="0.1617">
                <text:p>0.1617</text:p>
              </table:table-cell>
              <table:table-cell office:value-type="float" office:value="1">
                <text:p>1</text:p>
              </table:table-cell>
              <table:table-cell office:value-type="float" office:value="0.0398962">
                <text:p>0.0398962</text:p>
              </table:table-cell>
              <table:table-cell office:value-type="float" office:value="0.0147584">
                <text:p>0.0147584</text:p>
              </table:table-cell>
              <table:table-cell office:value-type="float" office:value="0.01265">
                <text:p>0.01265</text:p>
              </table:table-cell>
              <table:table-cell office:value-type="float" office:value="0.0356255">
                <text:p>0.0356255</text:p>
              </table:table-cell>
            </table:table-row>
            <table:table-row>
              <table:table-cell office:value-type="float" office:value="0.1848">
                <text:p>0.1848</text:p>
              </table:table-cell>
              <table:table-cell office:value-type="float" office:value="1">
                <text:p>1</text:p>
              </table:table-cell>
              <table:table-cell office:value-type="float" office:value="0.0235788">
                <text:p>0.0235788</text:p>
              </table:table-cell>
              <table:table-cell office:value-type="float" office:value="0.00888243">
                <text:p>0.00888243</text:p>
              </table:table-cell>
              <table:table-cell office:value-type="float" office:value="0.00586779">
                <text:p>0.00586779</text:p>
              </table:table-cell>
              <table:table-cell office:value-type="float" office:value="0.0262705">
                <text:p>0.0262705</text:p>
              </table:table-cell>
            </table:table-row>
            <table:table-row>
              <table:table-cell office:value-type="float" office:value="0.2079">
                <text:p>0.2079</text:p>
              </table:table-cell>
              <table:table-cell office:value-type="float" office:value="1">
                <text:p>1</text:p>
              </table:table-cell>
              <table:table-cell office:value-type="float" office:value="0.0482002">
                <text:p>0.0482002</text:p>
              </table:table-cell>
              <table:table-cell office:value-type="float" office:value="0.0252282">
                <text:p>0.0252282</text:p>
              </table:table-cell>
              <table:table-cell office:value-type="float" office:value="0.0184084">
                <text:p>0.0184084</text:p>
              </table:table-cell>
              <table:table-cell office:value-type="float" office:value="0.0543534">
                <text:p>0.0543534</text:p>
              </table:table-cell>
            </table:table-row>
            <table:table-row>
              <table:table-cell office:value-type="float" office:value="0.231">
                <text:p>0.231</text:p>
              </table:table-cell>
              <table:table-cell office:value-type="float" office:value="1">
                <text:p>1</text:p>
              </table:table-cell>
              <table:table-cell office:value-type="float" office:value="0.0289227">
                <text:p>0.0289227</text:p>
              </table:table-cell>
              <table:table-cell office:value-type="float" office:value="0.0123954">
                <text:p>0.0123954</text:p>
              </table:table-cell>
              <table:table-cell office:value-type="float" office:value="0.00933483">
                <text:p>0.00933483</text:p>
              </table:table-cell>
              <table:table-cell office:value-type="float" office:value="0.0302999">
                <text:p>0.0302999</text:p>
              </table:table-cell>
            </table:table-row>
            <table:table-row>
              <table:table-cell office:value-type="float" office:value="0.2541">
                <text:p>0.2541</text:p>
              </table:table-cell>
              <table:table-cell office:value-type="float" office:value="1">
                <text:p>1</text:p>
              </table:table-cell>
              <table:table-cell office:value-type="float" office:value="0.0419545">
                <text:p>0.0419545</text:p>
              </table:table-cell>
              <table:table-cell office:value-type="float" office:value="0.0213302">
                <text:p>0.0213302</text:p>
              </table:table-cell>
              <table:table-cell office:value-type="float" office:value="0.0169432">
                <text:p>0.0169432</text:p>
              </table:table-cell>
              <table:table-cell office:value-type="float" office:value="0.0440724">
                <text:p>0.0440724</text:p>
              </table:table-cell>
            </table:table-row>
            <table:table-row>
              <table:table-cell office:value-type="float" office:value="0.2772">
                <text:p>0.2772</text:p>
              </table:table-cell>
              <table:table-cell office:value-type="float" office:value="1">
                <text:p>1</text:p>
              </table:table-cell>
              <table:table-cell office:value-type="float" office:value="0.0361496">
                <text:p>0.0361496</text:p>
              </table:table-cell>
              <table:table-cell office:value-type="float" office:value="0.0202291">
                <text:p>0.0202291</text:p>
              </table:table-cell>
              <table:table-cell office:value-type="float" office:value="0.0132934">
                <text:p>0.0132934</text:p>
              </table:table-cell>
              <table:table-cell office:value-type="float" office:value="0.0418243">
                <text:p>0.0418243</text:p>
              </table:table-cell>
            </table:table-row>
            <table:table-row>
              <table:table-cell office:value-type="float" office:value="0.3003">
                <text:p>0.3003</text:p>
              </table:table-cell>
              <table:table-cell office:value-type="float" office:value="1">
                <text:p>1</text:p>
              </table:table-cell>
              <table:table-cell office:value-type="float" office:value="0.0506004">
                <text:p>0.0506004</text:p>
              </table:table-cell>
              <table:table-cell office:value-type="float" office:value="0.0271477">
                <text:p>0.0271477</text:p>
              </table:table-cell>
              <table:table-cell office:value-type="float" office:value="0.0191933">
                <text:p>0.0191933</text:p>
              </table:table-cell>
              <table:table-cell office:value-type="float" office:value="0.0539362">
                <text:p>0.0539362</text:p>
              </table:table-cell>
            </table:table-row>
            <table:table-row>
              <table:table-cell office:value-type="float" office:value="0.3234">
                <text:p>0.3234</text:p>
              </table:table-cell>
              <table:table-cell office:value-type="float" office:value="1">
                <text:p>1</text:p>
              </table:table-cell>
              <table:table-cell office:value-type="float" office:value="0.0529758">
                <text:p>0.0529758</text:p>
              </table:table-cell>
              <table:table-cell office:value-type="float" office:value="0.0278313">
                <text:p>0.0278313</text:p>
              </table:table-cell>
              <table:table-cell office:value-type="float" office:value="0.0216973">
                <text:p>0.0216973</text:p>
              </table:table-cell>
              <table:table-cell office:value-type="float" office:value="0.0554598">
                <text:p>0.0554598</text:p>
              </table:table-cell>
            </table:table-row>
            <table:table-row>
              <table:table-cell office:value-type="float" office:value="0.3465">
                <text:p>0.3465</text:p>
              </table:table-cell>
              <table:table-cell office:value-type="float" office:value="1">
                <text:p>1</text:p>
              </table:table-cell>
              <table:table-cell office:value-type="float" office:value="0.0159634">
                <text:p>0.0159634</text:p>
              </table:table-cell>
              <table:table-cell office:value-type="float" office:value="0.0121277">
                <text:p>0.0121277</text:p>
              </table:table-cell>
              <table:table-cell office:value-type="float" office:value="0.00507671">
                <text:p>0.00507671</text:p>
              </table:table-cell>
              <table:table-cell office:value-type="float" office:value="0.0267374">
                <text:p>0.0267374</text:p>
              </table:table-cell>
            </table:table-row>
            <table:table-row>
              <table:table-cell office:value-type="float" office:value="0.3696">
                <text:p>0.3696</text:p>
              </table:table-cell>
              <table:table-cell office:value-type="float" office:value="1">
                <text:p>1</text:p>
              </table:table-cell>
              <table:table-cell office:value-type="float" office:value="0.0970174">
                <text:p>0.0970174</text:p>
              </table:table-cell>
              <table:table-cell office:value-type="float" office:value="0.0550976">
                <text:p>0.0550976</text:p>
              </table:table-cell>
              <table:table-cell office:value-type="float" office:value="0.0449566">
                <text:p>0.0449566</text:p>
              </table:table-cell>
              <table:table-cell office:value-type="float" office:value="0.101464">
                <text:p>0.101464</text:p>
              </table:table-cell>
            </table:table-row>
            <table:table-row>
              <table:table-cell office:value-type="float" office:value="0.3927">
                <text:p>0.3927</text:p>
              </table:table-cell>
              <table:table-cell office:value-type="float" office:value="1">
                <text:p>1</text:p>
              </table:table-cell>
              <table:table-cell office:value-type="float" office:value="0.0408538">
                <text:p>0.0408538</text:p>
              </table:table-cell>
              <table:table-cell office:value-type="float" office:value="0.0279277">
                <text:p>0.0279277</text:p>
              </table:table-cell>
              <table:table-cell office:value-type="float" office:value="0.0182627">
                <text:p>0.0182627</text:p>
              </table:table-cell>
              <table:table-cell office:value-type="float" office:value="0.0511118">
                <text:p>0.0511118</text:p>
              </table:table-cell>
            </table:table-row>
            <table:table-row>
              <table:table-cell office:value-type="float" office:value="0.4158">
                <text:p>0.4158</text:p>
              </table:table-cell>
              <table:table-cell office:value-type="float" office:value="1">
                <text:p>1</text:p>
              </table:table-cell>
              <table:table-cell office:value-type="float" office:value="0.0703581">
                <text:p>0.0703581</text:p>
              </table:table-cell>
              <table:table-cell office:value-type="float" office:value="0.0417633">
                <text:p>0.0417633</text:p>
              </table:table-cell>
              <table:table-cell office:value-type="float" office:value="0.0309149">
                <text:p>0.0309149</text:p>
              </table:table-cell>
              <table:table-cell office:value-type="float" office:value="0.0765034">
                <text:p>0.0765034</text:p>
              </table:table-cell>
            </table:table-row>
            <table:table-row>
              <table:table-cell office:value-type="float" office:value="0.4389">
                <text:p>0.4389</text:p>
              </table:table-cell>
              <table:table-cell office:value-type="float" office:value="1">
                <text:p>1</text:p>
              </table:table-cell>
              <table:table-cell office:value-type="float" office:value="0.0885641">
                <text:p>0.0885641</text:p>
              </table:table-cell>
              <table:table-cell office:value-type="float" office:value="0.0534332">
                <text:p>0.0534332</text:p>
              </table:table-cell>
              <table:table-cell office:value-type="float" office:value="0.0402899">
                <text:p>0.0402899</text:p>
              </table:table-cell>
              <table:table-cell office:value-type="float" office:value="0.0990665">
                <text:p>0.0990665</text:p>
              </table:table-cell>
            </table:table-row>
            <table:table-row>
              <table:table-cell office:value-type="float" office:value="0.462">
                <text:p>0.462</text:p>
              </table:table-cell>
              <table:table-cell office:value-type="float" office:value="1">
                <text:p>1</text:p>
              </table:table-cell>
              <table:table-cell office:value-type="float" office:value="0.0467087">
                <text:p>0.0467087</text:p>
              </table:table-cell>
              <table:table-cell office:value-type="float" office:value="0.0328113">
                <text:p>0.0328113</text:p>
              </table:table-cell>
              <table:table-cell office:value-type="float" office:value="0.018914">
                <text:p>0.018914</text:p>
              </table:table-cell>
              <table:table-cell office:value-type="float" office:value="0.0627754">
                <text:p>0.0627754</text:p>
              </table:table-cell>
            </table:table-row>
            <table:table-row>
              <table:table-cell office:value-type="float" office:value="0.4851">
                <text:p>0.4851</text:p>
              </table:table-cell>
              <table:table-cell office:value-type="float" office:value="1">
                <text:p>1</text:p>
              </table:table-cell>
              <table:table-cell office:value-type="float" office:value="0.141483">
                <text:p>0.141483</text:p>
              </table:table-cell>
              <table:table-cell office:value-type="float" office:value="0.0757847">
                <text:p>0.0757847</text:p>
              </table:table-cell>
              <table:table-cell office:value-type="float" office:value="0.0662287">
                <text:p>0.0662287</text:p>
              </table:table-cell>
              <table:table-cell office:value-type="float" office:value="0.139425">
                <text:p>0.139425</text:p>
              </table:table-cell>
            </table:table-row>
            <table:table-row>
              <table:table-cell office:value-type="float" office:value="0.5082">
                <text:p>0.5082</text:p>
              </table:table-cell>
              <table:table-cell office:value-type="float" office:value="1">
                <text:p>1</text:p>
              </table:table-cell>
              <table:table-cell office:value-type="float" office:value="0.0612844">
                <text:p>0.0612844</text:p>
              </table:table-cell>
              <table:table-cell office:value-type="float" office:value="0.0485872">
                <text:p>0.0485872</text:p>
              </table:table-cell>
              <table:table-cell office:value-type="float" office:value="0.0274495">
                <text:p>0.0274495</text:p>
              </table:table-cell>
              <table:table-cell office:value-type="float" office:value="0.0932844">
                <text:p>0.0932844</text:p>
              </table:table-cell>
            </table:table-row>
            <table:table-row>
              <table:table-cell office:value-type="float" office:value="0.5313">
                <text:p>0.5313</text:p>
              </table:table-cell>
              <table:table-cell office:value-type="float" office:value="1">
                <text:p>1</text:p>
              </table:table-cell>
              <table:table-cell office:value-type="float" office:value="0.122305">
                <text:p>0.122305</text:p>
              </table:table-cell>
              <table:table-cell office:value-type="float" office:value="0.0722398">
                <text:p>0.0722398</text:p>
              </table:table-cell>
              <table:table-cell office:value-type="float" office:value="0.0578691">
                <text:p>0.0578691</text:p>
              </table:table-cell>
              <table:table-cell office:value-type="float" office:value="0.128409">
                <text:p>0.128409</text:p>
              </table:table-cell>
            </table:table-row>
            <table:table-row>
              <table:table-cell office:value-type="float" office:value="0.5544">
                <text:p>0.5544</text:p>
              </table:table-cell>
              <table:table-cell office:value-type="float" office:value="1">
                <text:p>1</text:p>
              </table:table-cell>
              <table:table-cell office:value-type="float" office:value="0.0885594">
                <text:p>0.0885594</text:p>
              </table:table-cell>
              <table:table-cell office:value-type="float" office:value="0.0578512">
                <text:p>0.0578512</text:p>
              </table:table-cell>
              <table:table-cell office:value-type="float" office:value="0.0390536">
                <text:p>0.0390536</text:p>
              </table:table-cell>
              <table:table-cell office:value-type="float" office:value="0.108977">
                <text:p>0.108977</text:p>
              </table:table-cell>
            </table:table-row>
            <table:table-row>
              <table:table-cell office:value-type="float" office:value="0.5775">
                <text:p>0.5775</text:p>
              </table:table-cell>
              <table:table-cell office:value-type="float" office:value="1">
                <text:p>1</text:p>
              </table:table-cell>
              <table:table-cell office:value-type="float" office:value="0.132607">
                <text:p>0.132607</text:p>
              </table:table-cell>
              <table:table-cell office:value-type="float" office:value="0.0819068">
                <text:p>0.0819068</text:p>
              </table:table-cell>
              <table:table-cell office:value-type="float" office:value="0.0680645">
                <text:p>0.0680645</text:p>
              </table:table-cell>
              <table:table-cell office:value-type="float" office:value="0.143501">
                <text:p>0.143501</text:p>
              </table:table-cell>
            </table:table-row>
            <table:table-row>
              <table:table-cell office:value-type="float" office:value="0.6006">
                <text:p>0.6006</text:p>
              </table:table-cell>
              <table:table-cell office:value-type="float" office:value="1">
                <text:p>1</text:p>
              </table:table-cell>
              <table:table-cell office:value-type="float" office:value="0.173021">
                <text:p>0.173021</text:p>
              </table:table-cell>
              <table:table-cell office:value-type="float" office:value="0.0950147">
                <text:p>0.0950147</text:p>
              </table:table-cell>
              <table:table-cell office:value-type="float" office:value="0.0756598">
                <text:p>0.0756598</text:p>
              </table:table-cell>
              <table:table-cell office:value-type="float" office:value="0.185505">
                <text:p>0.185505</text:p>
              </table:table-cell>
            </table:table-row>
            <table:table-row>
              <table:table-cell office:value-type="float" office:value="0.6237">
                <text:p>0.6237</text:p>
              </table:table-cell>
              <table:table-cell office:value-type="float" office:value="1">
                <text:p>1</text:p>
              </table:table-cell>
              <table:table-cell office:value-type="float" office:value="0.104864">
                <text:p>0.104864</text:p>
              </table:table-cell>
              <table:table-cell office:value-type="float" office:value="0.0714687">
                <text:p>0.0714687</text:p>
              </table:table-cell>
              <table:table-cell office:value-type="float" office:value="0.0515435">
                <text:p>0.0515435</text:p>
              </table:table-cell>
              <table:table-cell office:value-type="float" office:value="0.128344">
                <text:p>0.128344</text:p>
              </table:table-cell>
            </table:table-row>
            <table:table-row>
              <table:table-cell office:value-type="float" office:value="0.6468">
                <text:p>0.6468</text:p>
              </table:table-cell>
              <table:table-cell office:value-type="float" office:value="1">
                <text:p>1</text:p>
              </table:table-cell>
              <table:table-cell office:value-type="float" office:value="0.176272">
                <text:p>0.176272</text:p>
              </table:table-cell>
              <table:table-cell office:value-type="float" office:value="0.0977258">
                <text:p>0.0977258</text:p>
              </table:table-cell>
              <table:table-cell office:value-type="float" office:value="0.081286">
                <text:p>0.081286</text:p>
              </table:table-cell>
              <table:table-cell office:value-type="float" office:value="0.184948">
                <text:p>0.184948</text:p>
              </table:table-cell>
            </table:table-row>
            <table:table-row>
              <table:table-cell office:value-type="float" office:value="0.6699">
                <text:p>0.6699</text:p>
              </table:table-cell>
              <table:table-cell office:value-type="float" office:value="1">
                <text:p>1</text:p>
              </table:table-cell>
              <table:table-cell office:value-type="float" office:value="0.173743">
                <text:p>0.173743</text:p>
              </table:table-cell>
              <table:table-cell office:value-type="float" office:value="0.109828">
                <text:p>0.109828</text:p>
              </table:table-cell>
              <table:table-cell office:value-type="float" office:value="0.085826">
                <text:p>0.085826</text:p>
              </table:table-cell>
              <table:table-cell office:value-type="float" office:value="0.204746">
                <text:p>0.204746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1">
                <text:p>1</text:p>
              </table:table-cell>
              <table:table-cell office:value-type="float" office:value="0.197696">
                <text:p>0.197696</text:p>
              </table:table-cell>
              <table:table-cell office:value-type="float" office:value="0.113576">
                <text:p>0.113576</text:p>
              </table:table-cell>
              <table:table-cell office:value-type="float" office:value="0.0954494">
                <text:p>0.0954494</text:p>
              </table:table-cell>
              <table:table-cell office:value-type="float" office:value="0.211008">
                <text:p>0.211008</text:p>
              </table:table-cell>
            </table:table-row>
            <table:table-row>
              <table:table-cell office:value-type="float" office:value="0.7161">
                <text:p>0.7161</text:p>
              </table:table-cell>
              <table:table-cell office:value-type="float" office:value="1">
                <text:p>1</text:p>
              </table:table-cell>
              <table:table-cell office:value-type="float" office:value="0.132149">
                <text:p>0.132149</text:p>
              </table:table-cell>
              <table:table-cell office:value-type="float" office:value="0.0740036">
                <text:p>0.0740036</text:p>
              </table:table-cell>
              <table:table-cell office:value-type="float" office:value="0.0516968">
                <text:p>0.0516968</text:p>
              </table:table-cell>
              <table:table-cell office:value-type="float" office:value="0.148007">
                <text:p>0.148007</text:p>
              </table:table-cell>
            </table:table-row>
            <table:table-row>
              <table:table-cell office:value-type="float" office:value="0.7392">
                <text:p>0.7392</text:p>
              </table:table-cell>
              <table:table-cell office:value-type="float" office:value="1">
                <text:p>1</text:p>
              </table:table-cell>
              <table:table-cell office:value-type="float" office:value="0.191774">
                <text:p>0.191774</text:p>
              </table:table-cell>
              <table:table-cell office:value-type="float" office:value="0.121366">
                <text:p>0.121366</text:p>
              </table:table-cell>
              <table:table-cell office:value-type="float" office:value="0.104751">
                <text:p>0.104751</text:p>
              </table:table-cell>
              <table:table-cell office:value-type="float" office:value="0.217708">
                <text:p>0.217708</text:p>
              </table:table-cell>
            </table:table-row>
            <table:table-row>
              <table:table-cell office:value-type="float" office:value="0.7623">
                <text:p>0.7623</text:p>
              </table:table-cell>
              <table:table-cell office:value-type="float" office:value="1">
                <text:p>1</text:p>
              </table:table-cell>
              <table:table-cell office:value-type="float" office:value="0.291731">
                <text:p>0.291731</text:p>
              </table:table-cell>
              <table:table-cell office:value-type="float" office:value="0.146396">
                <text:p>0.146396</text:p>
              </table:table-cell>
              <table:table-cell office:value-type="float" office:value="0.132132">
                <text:p>0.132132</text:p>
              </table:table-cell>
              <table:table-cell office:value-type="float" office:value="0.29308">
                <text:p>0.29308</text:p>
              </table:table-cell>
            </table:table-row>
            <table:table-row>
              <table:table-cell office:value-type="float" office:value="0.7854">
                <text:p>0.7854</text:p>
              </table:table-cell>
              <table:table-cell office:value-type="float" office:value="1">
                <text:p>1</text:p>
              </table:table-cell>
              <table:table-cell office:value-type="float" office:value="0.142469">
                <text:p>0.142469</text:p>
              </table:table-cell>
              <table:table-cell office:value-type="float" office:value="0.0943273">
                <text:p>0.0943273</text:p>
              </table:table-cell>
              <table:table-cell office:value-type="float" office:value="0.0647685">
                <text:p>0.0647685</text:p>
              </table:table-cell>
              <table:table-cell office:value-type="float" office:value="0.182678">
                <text:p>0.182678</text:p>
              </table:table-cell>
            </table:table-row>
            <table:table-row>
              <table:table-cell office:value-type="float" office:value="0.8085">
                <text:p>0.8085</text:p>
              </table:table-cell>
              <table:table-cell office:value-type="float" office:value="1">
                <text:p>1</text:p>
              </table:table-cell>
              <table:table-cell office:value-type="float" office:value="0.243599">
                <text:p>0.243599</text:p>
              </table:table-cell>
              <table:table-cell office:value-type="float" office:value="0.132476">
                <text:p>0.132476</text:p>
              </table:table-cell>
              <table:table-cell office:value-type="float" office:value="0.121281">
                <text:p>0.121281</text:p>
              </table:table-cell>
              <table:table-cell office:value-type="float" office:value="0.255416">
                <text:p>0.255416</text:p>
              </table:table-cell>
            </table:table-row>
            <table:table-row>
              <table:table-cell office:value-type="float" office:value="0.8316">
                <text:p>0.8316</text:p>
              </table:table-cell>
              <table:table-cell office:value-type="float" office:value="1">
                <text:p>1</text:p>
              </table:table-cell>
              <table:table-cell office:value-type="float" office:value="0.211693">
                <text:p>0.211693</text:p>
              </table:table-cell>
              <table:table-cell office:value-type="float" office:value="0.110183">
                <text:p>0.110183</text:p>
              </table:table-cell>
              <table:table-cell office:value-type="float" office:value="0.0925153">
                <text:p>0.0925153</text:p>
              </table:table-cell>
              <table:table-cell office:value-type="float" office:value="0.22904">
                <text:p>0.22904</text:p>
              </table:table-cell>
            </table:table-row>
            <table:table-row>
              <table:table-cell office:value-type="float" office:value="0.8547">
                <text:p>0.8547</text:p>
              </table:table-cell>
              <table:table-cell office:value-type="float" office:value="1">
                <text:p>1</text:p>
              </table:table-cell>
              <table:table-cell office:value-type="float" office:value="0.213984">
                <text:p>0.213984</text:p>
              </table:table-cell>
              <table:table-cell office:value-type="float" office:value="0.125139">
                <text:p>0.125139</text:p>
              </table:table-cell>
              <table:table-cell office:value-type="float" office:value="0.105878">
                <text:p>0.105878</text:p>
              </table:table-cell>
              <table:table-cell office:value-type="float" office:value="0.244155">
                <text:p>0.244155</text:p>
              </table:table-cell>
            </table:table-row>
            <table:table-row>
              <table:table-cell office:value-type="float" office:value="0.8778">
                <text:p>0.8778</text:p>
              </table:table-cell>
              <table:table-cell office:value-type="float" office:value="1">
                <text:p>1</text:p>
              </table:table-cell>
              <table:table-cell office:value-type="float" office:value="0.232761">
                <text:p>0.232761</text:p>
              </table:table-cell>
              <table:table-cell office:value-type="float" office:value="0.130236">
                <text:p>0.130236</text:p>
              </table:table-cell>
              <table:table-cell office:value-type="float" office:value="0.117127">
                <text:p>0.117127</text:p>
              </table:table-cell>
              <table:table-cell office:value-type="float" office:value="0.249494">
                <text:p>0.249494</text:p>
              </table:table-cell>
            </table:table-row>
            <table:table-row>
              <table:table-cell office:value-type="float" office:value="0.9009">
                <text:p>0.9009</text:p>
              </table:table-cell>
              <table:table-cell office:value-type="float" office:value="1">
                <text:p>1</text:p>
              </table:table-cell>
              <table:table-cell office:value-type="float" office:value="0.27151">
                <text:p>0.27151</text:p>
              </table:table-cell>
              <table:table-cell office:value-type="float" office:value="0.134683">
                <text:p>0.134683</text:p>
              </table:table-cell>
              <table:table-cell office:value-type="float" office:value="0.124612">
                <text:p>0.124612</text:p>
              </table:table-cell>
              <table:table-cell office:value-type="float" office:value="0.284796">
                <text:p>0.284796</text:p>
              </table:table-cell>
            </table:table-row>
            <table:table-row>
              <table:table-cell office:value-type="float" office:value="0.924">
                <text:p>0.924</text:p>
              </table:table-cell>
              <table:table-cell office:value-type="float" office:value="1">
                <text:p>1</text:p>
              </table:table-cell>
              <table:table-cell office:value-type="float" office:value="0.169635">
                <text:p>0.169635</text:p>
              </table:table-cell>
              <table:table-cell office:value-type="float" office:value="0.0974191">
                <text:p>0.0974191</text:p>
              </table:table-cell>
              <table:table-cell office:value-type="float" office:value="0.0798498">
                <text:p>0.0798498</text:p>
              </table:table-cell>
              <table:table-cell office:value-type="float" office:value="0.199564">
                <text:p>0.199564</text:p>
              </table:table-cell>
            </table:table-row>
            <table:table-row>
              <table:table-cell office:value-type="float" office:value="0.9471">
                <text:p>0.9471</text:p>
              </table:table-cell>
              <table:table-cell office:value-type="float" office:value="1">
                <text:p>1</text:p>
              </table:table-cell>
              <table:table-cell office:value-type="float" office:value="0.308403">
                <text:p>0.308403</text:p>
              </table:table-cell>
              <table:table-cell office:value-type="float" office:value="0.164583">
                <text:p>0.164583</text:p>
              </table:table-cell>
              <table:table-cell office:value-type="float" office:value="0.1573">
                <text:p>0.1573</text:p>
              </table:table-cell>
              <table:table-cell office:value-type="float" office:value="0.320252">
                <text:p>0.320252</text:p>
              </table:table-cell>
            </table:table-row>
            <table:table-row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0.2838">
                <text:p>0.2838</text:p>
              </table:table-cell>
              <table:table-cell office:value-type="float" office:value="0.138774">
                <text:p>0.138774</text:p>
              </table:table-cell>
              <table:table-cell office:value-type="float" office:value="0.125823">
                <text:p>0.125823</text:p>
              </table:table-cell>
              <table:table-cell office:value-type="float" office:value="0.298203">
                <text:p>0.298203</text:p>
              </table:table-cell>
            </table:table-row>
            <table:table-row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0.234177">
                <text:p>0.234177</text:p>
              </table:table-cell>
              <table:table-cell office:value-type="float" office:value="0.129286">
                <text:p>0.129286</text:p>
              </table:table-cell>
              <table:table-cell office:value-type="float" office:value="0.113884">
                <text:p>0.113884</text:p>
              </table:table-cell>
              <table:table-cell office:value-type="float" office:value="0.256211">
                <text:p>0.256211</text:p>
              </table:table-cell>
            </table:table-row>
            <table:table-row>
              <table:table-cell office:value-type="float" office:value="1.0164">
                <text:p>1.0164</text:p>
              </table:table-cell>
              <table:table-cell office:value-type="float" office:value="1">
                <text:p>1</text:p>
              </table:table-cell>
              <table:table-cell office:value-type="float" office:value="0.269403">
                <text:p>0.269403</text:p>
              </table:table-cell>
              <table:table-cell office:value-type="float" office:value="0.141198">
                <text:p>0.141198</text:p>
              </table:table-cell>
              <table:table-cell office:value-type="float" office:value="0.134069">
                <text:p>0.134069</text:p>
              </table:table-cell>
              <table:table-cell office:value-type="float" office:value="0.283661">
                <text:p>0.283661</text:p>
              </table:table-cell>
            </table:table-row>
            <table:table-row>
              <table:table-cell office:value-type="float" office:value="1.0395">
                <text:p>1.0395</text:p>
              </table:table-cell>
              <table:table-cell office:value-type="float" office:value="1">
                <text:p>1</text:p>
              </table:table-cell>
              <table:table-cell office:value-type="float" office:value="0.2933">
                <text:p>0.2933</text:p>
              </table:table-cell>
              <table:table-cell office:value-type="float" office:value="0.147143">
                <text:p>0.147143</text:p>
              </table:table-cell>
              <table:table-cell office:value-type="float" office:value="0.136961">
                <text:p>0.136961</text:p>
              </table:table-cell>
              <table:table-cell office:value-type="float" office:value="0.312349">
                <text:p>0.312349</text:p>
              </table:table-cell>
            </table:table-row>
            <table:table-row>
              <table:table-cell office:value-type="float" office:value="1.0626">
                <text:p>1.0626</text:p>
              </table:table-cell>
              <table:table-cell office:value-type="float" office:value="1">
                <text:p>1</text:p>
              </table:table-cell>
              <table:table-cell office:value-type="float" office:value="0.230228">
                <text:p>0.230228</text:p>
              </table:table-cell>
              <table:table-cell office:value-type="float" office:value="0.111658">
                <text:p>0.111658</text:p>
              </table:table-cell>
              <table:table-cell office:value-type="float" office:value="0.0983011">
                <text:p>0.0983011</text:p>
              </table:table-cell>
              <table:table-cell office:value-type="float" office:value="0.240187">
                <text:p>0.240187</text:p>
              </table:table-cell>
            </table:table-row>
            <table:table-row>
              <table:table-cell office:value-type="float" office:value="1.0857">
                <text:p>1.0857</text:p>
              </table:table-cell>
              <table:table-cell office:value-type="float" office:value="1">
                <text:p>1</text:p>
              </table:table-cell>
              <table:table-cell office:value-type="float" office:value="0.232234">
                <text:p>0.232234</text:p>
              </table:table-cell>
              <table:table-cell office:value-type="float" office:value="0.123438">
                <text:p>0.123438</text:p>
              </table:table-cell>
              <table:table-cell office:value-type="float" office:value="0.114748">
                <text:p>0.114748</text:p>
              </table:table-cell>
              <table:table-cell office:value-type="float" office:value="0.251161">
                <text:p>0.251161</text:p>
              </table:table-cell>
            </table:table-row>
            <table:table-row>
              <table:table-cell office:value-type="float" office:value="1.1088">
                <text:p>1.1088</text:p>
              </table:table-cell>
              <table:table-cell office:value-type="float" office:value="1">
                <text:p>1</text:p>
              </table:table-cell>
              <table:table-cell office:value-type="float" office:value="0.370553">
                <text:p>0.370553</text:p>
              </table:table-cell>
              <table:table-cell office:value-type="float" office:value="0.195102">
                <text:p>0.195102</text:p>
              </table:table-cell>
              <table:table-cell office:value-type="float" office:value="0.188552">
                <text:p>0.188552</text:p>
              </table:table-cell>
              <table:table-cell office:value-type="float" office:value="0.385468">
                <text:p>0.385468</text:p>
              </table:table-cell>
            </table:table-row>
            <table:table-row>
              <table:table-cell office:value-type="float" office:value="1.1319">
                <text:p>1.1319</text:p>
              </table:table-cell>
              <table:table-cell office:value-type="float" office:value="1">
                <text:p>1</text:p>
              </table:table-cell>
              <table:table-cell office:value-type="float" office:value="0.278392">
                <text:p>0.278392</text:p>
              </table:table-cell>
              <table:table-cell office:value-type="float" office:value="0.126968">
                <text:p>0.126968</text:p>
              </table:table-cell>
              <table:table-cell office:value-type="float" office:value="0.117588">
                <text:p>0.117588</text:p>
              </table:table-cell>
              <table:table-cell office:value-type="float" office:value="0.287884">
                <text:p>0.287884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">
                <text:p>1</text:p>
              </table:table-cell>
              <table:table-cell office:value-type="float" office:value="0.157593">
                <text:p>0.157593</text:p>
              </table:table-cell>
              <table:table-cell office:value-type="float" office:value="0.0802595">
                <text:p>0.0802595</text:p>
              </table:table-cell>
              <table:table-cell office:value-type="float" office:value="0.0676673">
                <text:p>0.0676673</text:p>
              </table:table-cell>
              <table:table-cell office:value-type="float" office:value="0.183795">
                <text:p>0.183795</text:p>
              </table:table-cell>
            </table:table-row>
            <table:table-row>
              <table:table-cell office:value-type="float" office:value="1.1781">
                <text:p>1.1781</text:p>
              </table:table-cell>
              <table:table-cell office:value-type="float" office:value="1">
                <text:p>1</text:p>
              </table:table-cell>
              <table:table-cell office:value-type="float" office:value="0.26018">
                <text:p>0.26018</text:p>
              </table:table-cell>
              <table:table-cell office:value-type="float" office:value="0.139307">
                <text:p>0.139307</text:p>
              </table:table-cell>
              <table:table-cell office:value-type="float" office:value="0.13324">
                <text:p>0.13324</text:p>
              </table:table-cell>
              <table:table-cell office:value-type="float" office:value="0.281764">
                <text:p>0.281764</text:p>
              </table:table-cell>
            </table:table-row>
            <table:table-row>
              <table:table-cell office:value-type="float" office:value="1.2012">
                <text:p>1.2012</text:p>
              </table:table-cell>
              <table:table-cell office:value-type="float" office:value="1">
                <text:p>1</text:p>
              </table:table-cell>
              <table:table-cell office:value-type="float" office:value="0.342768">
                <text:p>0.342768</text:p>
              </table:table-cell>
              <table:table-cell office:value-type="float" office:value="0.168865">
                <text:p>0.168865</text:p>
              </table:table-cell>
              <table:table-cell office:value-type="float" office:value="0.164469">
                <text:p>0.164469</text:p>
              </table:table-cell>
              <table:table-cell office:value-type="float" office:value="0.346414">
                <text:p>0.346414</text:p>
              </table:table-cell>
            </table:table-row>
            <table:table-row>
              <table:table-cell office:value-type="float" office:value="1.2243">
                <text:p>1.2243</text:p>
              </table:table-cell>
              <table:table-cell office:value-type="float" office:value="1">
                <text:p>1</text:p>
              </table:table-cell>
              <table:table-cell office:value-type="float" office:value="0.248191">
                <text:p>0.248191</text:p>
              </table:table-cell>
              <table:table-cell office:value-type="float" office:value="0.124154">
                <text:p>0.124154</text:p>
              </table:table-cell>
              <table:table-cell office:value-type="float" office:value="0.113536">
                <text:p>0.113536</text:p>
              </table:table-cell>
              <table:table-cell office:value-type="float" office:value="0.263244">
                <text:p>0.263244</text:p>
              </table:table-cell>
            </table:table-row>
            <table:table-row>
              <table:table-cell office:value-type="float" office:value="1.2474">
                <text:p>1.2474</text:p>
              </table:table-cell>
              <table:table-cell office:value-type="float" office:value="1">
                <text:p>1</text:p>
              </table:table-cell>
              <table:table-cell office:value-type="float" office:value="0.247521">
                <text:p>0.247521</text:p>
              </table:table-cell>
              <table:table-cell office:value-type="float" office:value="0.118863">
                <text:p>0.118863</text:p>
              </table:table-cell>
              <table:table-cell office:value-type="float" office:value="0.112651">
                <text:p>0.112651</text:p>
              </table:table-cell>
              <table:table-cell office:value-type="float" office:value="0.265201">
                <text:p>0.265201</text:p>
              </table:table-cell>
            </table:table-row>
            <table:table-row>
              <table:table-cell office:value-type="float" office:value="1.2705">
                <text:p>1.2705</text:p>
              </table:table-cell>
              <table:table-cell office:value-type="float" office:value="1">
                <text:p>1</text:p>
              </table:table-cell>
              <table:table-cell office:value-type="float" office:value="0.261685">
                <text:p>0.261685</text:p>
              </table:table-cell>
              <table:table-cell office:value-type="float" office:value="0.134815">
                <text:p>0.134815</text:p>
              </table:table-cell>
              <table:table-cell office:value-type="float" office:value="0.131706">
                <text:p>0.131706</text:p>
              </table:table-cell>
              <table:table-cell office:value-type="float" office:value="0.271011">
                <text:p>0.271011</text:p>
              </table:table-cell>
            </table:table-row>
            <table:table-row>
              <table:table-cell office:value-type="float" office:value="1.2936">
                <text:p>1.2936</text:p>
              </table:table-cell>
              <table:table-cell office:value-type="float" office:value="1">
                <text:p>1</text:p>
              </table:table-cell>
              <table:table-cell office:value-type="float" office:value="0.296096">
                <text:p>0.296096</text:p>
              </table:table-cell>
              <table:table-cell office:value-type="float" office:value="0.144098">
                <text:p>0.144098</text:p>
              </table:table-cell>
              <table:table-cell office:value-type="float" office:value="0.141503">
                <text:p>0.141503</text:p>
              </table:table-cell>
              <table:table-cell office:value-type="float" office:value="0.305123">
                <text:p>0.305123</text:p>
              </table:table-cell>
            </table:table-row>
            <table:table-row>
              <table:table-cell office:value-type="float" office:value="1.3167">
                <text:p>1.3167</text:p>
              </table:table-cell>
              <table:table-cell office:value-type="float" office:value="1">
                <text:p>1</text:p>
              </table:table-cell>
              <table:table-cell office:value-type="float" office:value="0.220727">
                <text:p>0.220727</text:p>
              </table:table-cell>
              <table:table-cell office:value-type="float" office:value="0.0910855">
                <text:p>0.0910855</text:p>
              </table:table-cell>
              <table:table-cell office:value-type="float" office:value="0.0838401">
                <text:p>0.0838401</text:p>
              </table:table-cell>
              <table:table-cell office:value-type="float" office:value="0.228102">
                <text:p>0.228102</text:p>
              </table:table-cell>
            </table:table-row>
            <table:table-row>
              <table:table-cell office:value-type="float" office:value="1.3398">
                <text:p>1.3398</text:p>
              </table:table-cell>
              <table:table-cell office:value-type="float" office:value="1">
                <text:p>1</text:p>
              </table:table-cell>
              <table:table-cell office:value-type="float" office:value="0.194243">
                <text:p>0.194243</text:p>
              </table:table-cell>
              <table:table-cell office:value-type="float" office:value="0.0942428">
                <text:p>0.0942428</text:p>
              </table:table-cell>
              <table:table-cell office:value-type="float" office:value="0.0901126">
                <text:p>0.0901126</text:p>
              </table:table-cell>
              <table:table-cell office:value-type="float" office:value="0.208636">
                <text:p>0.208636</text:p>
              </table:table-cell>
            </table:table-row>
            <table:table-row>
              <table:table-cell office:value-type="float" office:value="1.3629">
                <text:p>1.3629</text:p>
              </table:table-cell>
              <table:table-cell office:value-type="float" office:value="1">
                <text:p>1</text:p>
              </table:table-cell>
              <table:table-cell office:value-type="float" office:value="0.323681">
                <text:p>0.323681</text:p>
              </table:table-cell>
              <table:table-cell office:value-type="float" office:value="0.171226">
                <text:p>0.171226</text:p>
              </table:table-cell>
              <table:table-cell office:value-type="float" office:value="0.16928">
                <text:p>0.16928</text:p>
              </table:table-cell>
              <table:table-cell office:value-type="float" office:value="0.334096">
                <text:p>0.334096</text:p>
              </table:table-cell>
            </table:table-row>
            <table:table-row>
              <table:table-cell office:value-type="float" office:value="1.386">
                <text:p>1.386</text:p>
              </table:table-cell>
              <table:table-cell office:value-type="float" office:value="1">
                <text:p>1</text:p>
              </table:table-cell>
              <table:table-cell office:value-type="float" office:value="0.318422">
                <text:p>0.318422</text:p>
              </table:table-cell>
              <table:table-cell office:value-type="float" office:value="0.151168">
                <text:p>0.151168</text:p>
              </table:table-cell>
              <table:table-cell office:value-type="float" office:value="0.149736">
                <text:p>0.149736</text:p>
              </table:table-cell>
              <table:table-cell office:value-type="float" office:value="0.318092">
                <text:p>0.318092</text:p>
              </table:table-cell>
            </table:table-row>
            <table:table-row>
              <table:table-cell office:value-type="float" office:value="1.4091">
                <text:p>1.4091</text:p>
              </table:table-cell>
              <table:table-cell office:value-type="float" office:value="1">
                <text:p>1</text:p>
              </table:table-cell>
              <table:table-cell office:value-type="float" office:value="0.195925">
                <text:p>0.195925</text:p>
              </table:table-cell>
              <table:table-cell office:value-type="float" office:value="0.0766719">
                <text:p>0.0766719</text:p>
              </table:table-cell>
              <table:table-cell office:value-type="float" office:value="0.0704023">
                <text:p>0.0704023</text:p>
              </table:table-cell>
              <table:table-cell office:value-type="float" office:value="0.208595">
                <text:p>0.208595</text:p>
              </table:table-cell>
            </table:table-row>
            <table:table-row>
              <table:table-cell office:value-type="float" office:value="1.4322">
                <text:p>1.4322</text:p>
              </table:table-cell>
              <table:table-cell office:value-type="float" office:value="1">
                <text:p>1</text:p>
              </table:table-cell>
              <table:table-cell office:value-type="float" office:value="0.219086">
                <text:p>0.219086</text:p>
              </table:table-cell>
              <table:table-cell office:value-type="float" office:value="0.109293">
                <text:p>0.109293</text:p>
              </table:table-cell>
              <table:table-cell office:value-type="float" office:value="0.107045">
                <text:p>0.107045</text:p>
              </table:table-cell>
              <table:table-cell office:value-type="float" office:value="0.222583">
                <text:p>0.222583</text:p>
              </table:table-cell>
            </table:table-row>
            <table:table-row>
              <table:table-cell office:value-type="float" office:value="1.4553">
                <text:p>1.4553</text:p>
              </table:table-cell>
              <table:table-cell office:value-type="float" office:value="1">
                <text:p>1</text:p>
              </table:table-cell>
              <table:table-cell office:value-type="float" office:value="0.267873">
                <text:p>0.267873</text:p>
              </table:table-cell>
              <table:table-cell office:value-type="float" office:value="0.139289">
                <text:p>0.139289</text:p>
              </table:table-cell>
              <table:table-cell office:value-type="float" office:value="0.13732">
                <text:p>0.13732</text:p>
              </table:table-cell>
              <table:table-cell office:value-type="float" office:value="0.280423">
                <text:p>0.280423</text:p>
              </table:table-cell>
            </table:table-row>
            <table:table-row>
              <table:table-cell office:value-type="float" office:value="1.4784">
                <text:p>1.4784</text:p>
              </table:table-cell>
              <table:table-cell office:value-type="float" office:value="1">
                <text:p>1</text:p>
              </table:table-cell>
              <table:table-cell office:value-type="float" office:value="0.291746">
                <text:p>0.291746</text:p>
              </table:table-cell>
              <table:table-cell office:value-type="float" office:value="0.137641">
                <text:p>0.137641</text:p>
              </table:table-cell>
              <table:table-cell office:value-type="float" office:value="0.135513">
                <text:p>0.135513</text:p>
              </table:table-cell>
              <table:table-cell office:value-type="float" office:value="0.29533">
                <text:p>0.29533</text:p>
              </table:table-cell>
            </table:table-row>
            <table:table-row>
              <table:table-cell office:value-type="float" office:value="1.5015">
                <text:p>1.5015</text:p>
              </table:table-cell>
              <table:table-cell office:value-type="float" office:value="1">
                <text:p>1</text:p>
              </table:table-cell>
              <table:table-cell office:value-type="float" office:value="0.182307">
                <text:p>0.182307</text:p>
              </table:table-cell>
              <table:table-cell office:value-type="float" office:value="0.0669698">
                <text:p>0.0669698</text:p>
              </table:table-cell>
              <table:table-cell office:value-type="float" office:value="0.0640761">
                <text:p>0.0640761</text:p>
              </table:table-cell>
              <table:table-cell office:value-type="float" office:value="0.190161">
                <text:p>0.190161</text:p>
              </table:table-cell>
            </table:table-row>
            <table:table-row>
              <table:table-cell office:value-type="float" office:value="1.5246">
                <text:p>1.5246</text:p>
              </table:table-cell>
              <table:table-cell office:value-type="float" office:value="1">
                <text:p>1</text:p>
              </table:table-cell>
              <table:table-cell office:value-type="float" office:value="0.208156">
                <text:p>0.208156</text:p>
              </table:table-cell>
              <table:table-cell office:value-type="float" office:value="0.0990609">
                <text:p>0.0990609</text:p>
              </table:table-cell>
              <table:table-cell office:value-type="float" office:value="0.0967451">
                <text:p>0.0967451</text:p>
              </table:table-cell>
              <table:table-cell office:value-type="float" office:value="0.221279">
                <text:p>0.221279</text:p>
              </table:table-cell>
            </table:table-row>
            <table:table-row>
              <table:table-cell office:value-type="float" office:value="1.5477">
                <text:p>1.5477</text:p>
              </table:table-cell>
              <table:table-cell office:value-type="float" office:value="1">
                <text:p>1</text:p>
              </table:table-cell>
              <table:table-cell office:value-type="float" office:value="0.217363">
                <text:p>0.217363</text:p>
              </table:table-cell>
              <table:table-cell office:value-type="float" office:value="0.10855">
                <text:p>0.10855</text:p>
              </table:table-cell>
              <table:table-cell office:value-type="float" office:value="0.106979">
                <text:p>0.106979</text:p>
              </table:table-cell>
              <table:table-cell office:value-type="float" office:value="0.223124">
                <text:p>0.223124</text:p>
              </table:table-cell>
            </table:table-row>
            <table:table-row>
              <table:table-cell office:value-type="float" office:value="1.5708">
                <text:p>1.5708</text:p>
              </table:table-cell>
              <table:table-cell office:value-type="float" office:value="1">
                <text:p>1</text:p>
              </table:table-cell>
              <table:table-cell office:value-type="float" office:value="0.304338">
                <text:p>0.304338</text:p>
              </table:table-cell>
              <table:table-cell office:value-type="float" office:value="0.159865">
                <text:p>0.159865</text:p>
              </table:table-cell>
              <table:table-cell office:value-type="float" office:value="0.158232">
                <text:p>0.158232</text:p>
              </table:table-cell>
              <table:table-cell office:value-type="float" office:value="0.310984">
                <text:p>0.310984</text:p>
              </table:table-cell>
            </table:table-row>
            <table:table-row>
              <table:table-cell office:value-type="float" office:value="1.5939">
                <text:p>1.5939</text:p>
              </table:table-cell>
              <table:table-cell office:value-type="float" office:value="1">
                <text:p>1</text:p>
              </table:table-cell>
              <table:table-cell office:value-type="float" office:value="0.227733">
                <text:p>0.227733</text:p>
              </table:table-cell>
              <table:table-cell office:value-type="float" office:value="0.0919616">
                <text:p>0.0919616</text:p>
              </table:table-cell>
              <table:table-cell office:value-type="float" office:value="0.0911722">
                <text:p>0.0911722</text:p>
              </table:table-cell>
              <table:table-cell office:value-type="float" office:value="0.232075">
                <text:p>0.232075</text:p>
              </table:table-cell>
            </table:table-row>
            <table:table-row>
              <table:table-cell office:value-type="float" office:value="1.617">
                <text:p>1.617</text:p>
              </table:table-cell>
              <table:table-cell office:value-type="float" office:value="1">
                <text:p>1</text:p>
              </table:table-cell>
              <table:table-cell office:value-type="float" office:value="0.11861">
                <text:p>0.11861</text:p>
              </table:table-cell>
              <table:table-cell office:value-type="float" office:value="0.0341334">
                <text:p>0.0341334</text:p>
              </table:table-cell>
              <table:table-cell office:value-type="float" office:value="0.0317955">
                <text:p>0.0317955</text:p>
              </table:table-cell>
              <table:table-cell office:value-type="float" office:value="0.127026">
                <text:p>0.127026</text:p>
              </table:table-cell>
            </table:table-row>
            <table:table-row>
              <table:table-cell office:value-type="float" office:value="1.6401">
                <text:p>1.6401</text:p>
              </table:table-cell>
              <table:table-cell office:value-type="float" office:value="1">
                <text:p>1</text:p>
              </table:table-cell>
              <table:table-cell office:value-type="float" office:value="0.205809">
                <text:p>0.205809</text:p>
              </table:table-cell>
              <table:table-cell office:value-type="float" office:value="0.108204">
                <text:p>0.108204</text:p>
              </table:table-cell>
              <table:table-cell office:value-type="float" office:value="0.106764">
                <text:p>0.106764</text:p>
              </table:table-cell>
              <table:table-cell office:value-type="float" office:value="0.214575">
                <text:p>0.214575</text:p>
              </table:table-cell>
            </table:table-row>
            <table:table-row>
              <table:table-cell office:value-type="float" office:value="1.6632">
                <text:p>1.6632</text:p>
              </table:table-cell>
              <table:table-cell office:value-type="float" office:value="1">
                <text:p>1</text:p>
              </table:table-cell>
              <table:table-cell office:value-type="float" office:value="0.282097">
                <text:p>0.282097</text:p>
              </table:table-cell>
              <table:table-cell office:value-type="float" office:value="0.143041">
                <text:p>0.143041</text:p>
              </table:table-cell>
              <table:table-cell office:value-type="float" office:value="0.142784">
                <text:p>0.142784</text:p>
              </table:table-cell>
              <table:table-cell office:value-type="float" office:value="0.283383">
                <text:p>0.283383</text:p>
              </table:table-cell>
            </table:table-row>
            <table:table-row>
              <table:table-cell office:value-type="float" office:value="1.6863">
                <text:p>1.6863</text:p>
              </table:table-cell>
              <table:table-cell office:value-type="float" office:value="1">
                <text:p>1</text:p>
              </table:table-cell>
              <table:table-cell office:value-type="float" office:value="0.271136">
                <text:p>0.271136</text:p>
              </table:table-cell>
              <table:table-cell office:value-type="float" office:value="0.126225">
                <text:p>0.126225</text:p>
              </table:table-cell>
              <table:table-cell office:value-type="float" office:value="0.125702">
                <text:p>0.125702</text:p>
              </table:table-cell>
              <table:table-cell office:value-type="float" office:value="0.27192">
                <text:p>0.27192</text:p>
              </table:table-cell>
            </table:table-row>
            <table:table-row>
              <table:table-cell office:value-type="float" office:value="1.7094">
                <text:p>1.7094</text:p>
              </table:table-cell>
              <table:table-cell office:value-type="float" office:value="1">
                <text:p>1</text:p>
              </table:table-cell>
              <table:table-cell office:value-type="float" office:value="0.186517">
                <text:p>0.186517</text:p>
              </table:table-cell>
              <table:table-cell office:value-type="float" office:value="0.0783343">
                <text:p>0.0783343</text:p>
              </table:table-cell>
              <table:table-cell office:value-type="float" office:value="0.0768783">
                <text:p>0.0768783</text:p>
              </table:table-cell>
              <table:table-cell office:value-type="float" office:value="0.194671">
                <text:p>0.194671</text:p>
              </table:table-cell>
            </table:table-row>
            <table:table-row>
              <table:table-cell office:value-type="float" office:value="1.7325">
                <text:p>1.7325</text:p>
              </table:table-cell>
              <table:table-cell office:value-type="float" office:value="1">
                <text:p>1</text:p>
              </table:table-cell>
              <table:table-cell office:value-type="float" office:value="0.139714">
                <text:p>0.139714</text:p>
              </table:table-cell>
              <table:table-cell office:value-type="float" office:value="0.056217">
                <text:p>0.056217</text:p>
              </table:table-cell>
              <table:table-cell office:value-type="float" office:value="0.0553127">
                <text:p>0.0553127</text:p>
              </table:table-cell>
              <table:table-cell office:value-type="float" office:value="0.144687">
                <text:p>0.144687</text:p>
              </table:table-cell>
            </table:table-row>
            <table:table-row>
              <table:table-cell office:value-type="float" office:value="1.7556">
                <text:p>1.7556</text:p>
              </table:table-cell>
              <table:table-cell office:value-type="float" office:value="1">
                <text:p>1</text:p>
              </table:table-cell>
              <table:table-cell office:value-type="float" office:value="0.18155">
                <text:p>0.18155</text:p>
              </table:table-cell>
              <table:table-cell office:value-type="float" office:value="0.079262">
                <text:p>0.079262</text:p>
              </table:table-cell>
              <table:table-cell office:value-type="float" office:value="0.0786716">
                <text:p>0.0786716</text:p>
              </table:table-cell>
              <table:table-cell office:value-type="float" office:value="0.184502">
                <text:p>0.184502</text:p>
              </table:table-cell>
            </table:table-row>
            <table:table-row>
              <table:table-cell office:value-type="float" office:value="1.7787">
                <text:p>1.7787</text:p>
              </table:table-cell>
              <table:table-cell office:value-type="float" office:value="1">
                <text:p>1</text:p>
              </table:table-cell>
              <table:table-cell office:value-type="float" office:value="0.188819">
                <text:p>0.188819</text:p>
              </table:table-cell>
              <table:table-cell office:value-type="float" office:value="0.0965655">
                <text:p>0.0965655</text:p>
              </table:table-cell>
              <table:table-cell office:value-type="float" office:value="0.0965655">
                <text:p>0.0965655</text:p>
              </table:table-cell>
              <table:table-cell office:value-type="float" office:value="0.192823">
                <text:p>0.192823</text:p>
              </table:table-cell>
            </table:table-row>
            <table:table-row>
              <table:table-cell office:value-type="float" office:value="1.8018">
                <text:p>1.8018</text:p>
              </table:table-cell>
              <table:table-cell office:value-type="float" office:value="1">
                <text:p>1</text:p>
              </table:table-cell>
              <table:table-cell office:value-type="float" office:value="0.239046">
                <text:p>0.239046</text:p>
              </table:table-cell>
              <table:table-cell office:value-type="float" office:value="0.118727">
                <text:p>0.118727</text:p>
              </table:table-cell>
              <table:table-cell office:value-type="float" office:value="0.118004">
                <text:p>0.118004</text:p>
              </table:table-cell>
              <table:table-cell office:value-type="float" office:value="0.241215">
                <text:p>0.241215</text:p>
              </table:table-cell>
            </table:table-row>
            <table:table-row>
              <table:table-cell office:value-type="float" office:value="1.8249">
                <text:p>1.8249</text:p>
              </table:table-cell>
              <table:table-cell office:value-type="float" office:value="1">
                <text:p>1</text:p>
              </table:table-cell>
              <table:table-cell office:value-type="float" office:value="0.223744">
                <text:p>0.223744</text:p>
              </table:table-cell>
              <table:table-cell office:value-type="float" office:value="0.0960426">
                <text:p>0.0960426</text:p>
              </table:table-cell>
              <table:table-cell office:value-type="float" office:value="0.0957382">
                <text:p>0.0957382</text:p>
              </table:table-cell>
              <table:table-cell office:value-type="float" office:value="0.22481">
                <text:p>0.22481</text:p>
              </table:table-cell>
            </table:table-row>
            <table:table-row>
              <table:table-cell office:value-type="float" office:value="1.848">
                <text:p>1.848</text:p>
              </table:table-cell>
              <table:table-cell office:value-type="float" office:value="1">
                <text:p>1</text:p>
              </table:table-cell>
              <table:table-cell office:value-type="float" office:value="0.170776">
                <text:p>0.170776</text:p>
              </table:table-cell>
              <table:table-cell office:value-type="float" office:value="0.0710807">
                <text:p>0.0710807</text:p>
              </table:table-cell>
              <table:table-cell office:value-type="float" office:value="0.0707763">
                <text:p>0.0707763</text:p>
              </table:table-cell>
              <table:table-cell office:value-type="float" office:value="0.176408">
                <text:p>0.176408</text:p>
              </table:table-cell>
            </table:table-row>
            <table:table-row>
              <table:table-cell office:value-type="float" office:value="1.8711">
                <text:p>1.8711</text:p>
              </table:table-cell>
              <table:table-cell office:value-type="float" office:value="1">
                <text:p>1</text:p>
              </table:table-cell>
              <table:table-cell office:value-type="float" office:value="0.101834">
                <text:p>0.101834</text:p>
              </table:table-cell>
              <table:table-cell office:value-type="float" office:value="0.0325797">
                <text:p>0.0325797</text:p>
              </table:table-cell>
              <table:table-cell office:value-type="float" office:value="0.0320456">
                <text:p>0.0320456</text:p>
              </table:table-cell>
              <table:table-cell office:value-type="float" office:value="0.110201">
                <text:p>0.110201</text:p>
              </table:table-cell>
            </table:table-row>
            <table:table-row>
              <table:table-cell office:value-type="float" office:value="1.8942">
                <text:p>1.8942</text:p>
              </table:table-cell>
              <table:table-cell office:value-type="float" office:value="1">
                <text:p>1</text:p>
              </table:table-cell>
              <table:table-cell office:value-type="float" office:value="0.145566">
                <text:p>0.145566</text:p>
              </table:table-cell>
              <table:table-cell office:value-type="float" office:value="0.0775671">
                <text:p>0.0775671</text:p>
              </table:table-cell>
              <table:table-cell office:value-type="float" office:value="0.0773962">
                <text:p>0.0773962</text:p>
              </table:table-cell>
              <table:table-cell office:value-type="float" office:value="0.145908">
                <text:p>0.145908</text:p>
              </table:table-cell>
            </table:table-row>
            <table:table-row>
              <table:table-cell office:value-type="float" office:value="1.9173">
                <text:p>1.9173</text:p>
              </table:table-cell>
              <table:table-cell office:value-type="float" office:value="1">
                <text:p>1</text:p>
              </table:table-cell>
              <table:table-cell office:value-type="float" office:value="0.222385">
                <text:p>0.222385</text:p>
              </table:table-cell>
              <table:table-cell office:value-type="float" office:value="0.114522">
                <text:p>0.114522</text:p>
              </table:table-cell>
              <table:table-cell office:value-type="float" office:value="0.114198">
                <text:p>0.114198</text:p>
              </table:table-cell>
              <table:table-cell office:value-type="float" office:value="0.227583">
                <text:p>0.227583</text:p>
              </table:table-cell>
            </table:table-row>
            <table:table-row>
              <table:table-cell office:value-type="float" office:value="1.9404">
                <text:p>1.9404</text:p>
              </table:table-cell>
              <table:table-cell office:value-type="float" office:value="1">
                <text:p>1</text:p>
              </table:table-cell>
              <table:table-cell office:value-type="float" office:value="0.230828">
                <text:p>0.230828</text:p>
              </table:table-cell>
              <table:table-cell office:value-type="float" office:value="0.107608">
                <text:p>0.107608</text:p>
              </table:table-cell>
              <table:table-cell office:value-type="float" office:value="0.107608">
                <text:p>0.107608</text:p>
              </table:table-cell>
              <table:table-cell office:value-type="float" office:value="0.230369">
                <text:p>0.230369</text:p>
              </table:table-cell>
            </table:table-row>
            <table:table-row>
              <table:table-cell office:value-type="float" office:value="1.9635">
                <text:p>1.9635</text:p>
              </table:table-cell>
              <table:table-cell office:value-type="float" office:value="1">
                <text:p>1</text:p>
              </table:table-cell>
              <table:table-cell office:value-type="float" office:value="0.134511">
                <text:p>0.134511</text:p>
              </table:table-cell>
              <table:table-cell office:value-type="float" office:value="0.0407609">
                <text:p>0.0407609</text:p>
              </table:table-cell>
              <table:table-cell office:value-type="float" office:value="0.0403727">
                <text:p>0.0403727</text:p>
              </table:table-cell>
              <table:table-cell office:value-type="float" office:value="0.138199">
                <text:p>0.138199</text:p>
              </table:table-cell>
            </table:table-row>
            <table:table-row>
              <table:table-cell office:value-type="float" office:value="1.9866">
                <text:p>1.9866</text:p>
              </table:table-cell>
              <table:table-cell office:value-type="float" office:value="1">
                <text:p>1</text:p>
              </table:table-cell>
              <table:table-cell office:value-type="float" office:value="0.0603935">
                <text:p>0.0603935</text:p>
              </table:table-cell>
              <table:table-cell office:value-type="float" office:value="0.00720826">
                <text:p>0.00720826</text:p>
              </table:table-cell>
              <table:table-cell office:value-type="float" office:value="0.00720826">
                <text:p>0.00720826</text:p>
              </table:table-cell>
              <table:table-cell office:value-type="float" office:value="0.0640951">
                <text:p>0.0640951</text:p>
              </table:table-cell>
            </table:table-row>
            <table:table-row>
              <table:table-cell office:value-type="float" office:value="2.0097">
                <text:p>2.0097</text:p>
              </table:table-cell>
              <table:table-cell office:value-type="float" office:value="1">
                <text:p>1</text:p>
              </table:table-cell>
              <table:table-cell office:value-type="float" office:value="0.120226">
                <text:p>0.120226</text:p>
              </table:table-cell>
              <table:table-cell office:value-type="float" office:value="0.0629384">
                <text:p>0.0629384</text:p>
              </table:table-cell>
              <table:table-cell office:value-type="float" office:value="0.0629384">
                <text:p>0.0629384</text:p>
              </table:table-cell>
              <table:table-cell office:value-type="float" office:value="0.122369">
                <text:p>0.122369</text:p>
              </table:table-cell>
            </table:table-row>
            <table:table-row>
              <table:table-cell office:value-type="float" office:value="2.0328">
                <text:p>2.0328</text:p>
              </table:table-cell>
              <table:table-cell office:value-type="float" office:value="1">
                <text:p>1</text:p>
              </table:table-cell>
              <table:table-cell office:value-type="float" office:value="0.155967">
                <text:p>0.155967</text:p>
              </table:table-cell>
              <table:table-cell office:value-type="float" office:value="0.0934668">
                <text:p>0.0934668</text:p>
              </table:table-cell>
              <table:table-cell office:value-type="float" office:value="0.0934668">
                <text:p>0.0934668</text:p>
              </table:table-cell>
              <table:table-cell office:value-type="float" office:value="0.158799">
                <text:p>0.158799</text:p>
              </table:table-cell>
            </table:table-row>
            <table:table-row>
              <table:table-cell office:value-type="float" office:value="2.0559">
                <text:p>2.0559</text:p>
              </table:table-cell>
              <table:table-cell office:value-type="float" office:value="1">
                <text:p>1</text:p>
              </table:table-cell>
              <table:table-cell office:value-type="float" office:value="0.237513">
                <text:p>0.237513</text:p>
              </table:table-cell>
              <table:table-cell office:value-type="float" office:value="0.113726">
                <text:p>0.113726</text:p>
              </table:table-cell>
              <table:table-cell office:value-type="float" office:value="0.113726">
                <text:p>0.113726</text:p>
              </table:table-cell>
              <table:table-cell office:value-type="float" office:value="0.238232">
                <text:p>0.238232</text:p>
              </table:table-cell>
            </table:table-row>
            <table:table-row>
              <table:table-cell office:value-type="float" office:value="2.079">
                <text:p>2.079</text:p>
              </table:table-cell>
              <table:table-cell office:value-type="float" office:value="1">
                <text:p>1</text:p>
              </table:table-cell>
              <table:table-cell office:value-type="float" office:value="0.142452">
                <text:p>0.142452</text:p>
              </table:table-cell>
              <table:table-cell office:value-type="float" office:value="0.0532173">
                <text:p>0.0532173</text:p>
              </table:table-cell>
              <table:table-cell office:value-type="float" office:value="0.0532173">
                <text:p>0.0532173</text:p>
              </table:table-cell>
              <table:table-cell office:value-type="float" office:value="0.145285">
                <text:p>0.145285</text:p>
              </table:table-cell>
            </table:table-row>
            <table:table-row>
              <table:table-cell office:value-type="float" office:value="2.1021">
                <text:p>2.1021</text:p>
              </table:table-cell>
              <table:table-cell office:value-type="float" office:value="1">
                <text:p>1</text:p>
              </table:table-cell>
              <table:table-cell office:value-type="float" office:value="0.0797802">
                <text:p>0.0797802</text:p>
              </table:table-cell>
              <table:table-cell office:value-type="float" office:value="0.0112088">
                <text:p>0.0112088</text:p>
              </table:table-cell>
              <table:table-cell office:value-type="float" office:value="0.0112088">
                <text:p>0.0112088</text:p>
              </table:table-cell>
              <table:table-cell office:value-type="float" office:value="0.0802198">
                <text:p>0.0802198</text:p>
              </table:table-cell>
            </table:table-row>
            <table:table-row>
              <table:table-cell office:value-type="float" office:value="2.1252">
                <text:p>2.1252</text:p>
              </table:table-cell>
              <table:table-cell office:value-type="float" office:value="1">
                <text:p>1</text:p>
              </table:table-cell>
              <table:table-cell office:value-type="float" office:value="0.0288004">
                <text:p>0.0288004</text:p>
              </table:table-cell>
              <table:table-cell office:value-type="float" office:value="0.00150263">
                <text:p>0.00150263</text:p>
              </table:table-cell>
              <table:table-cell office:value-type="float" office:value="0.00150263">
                <text:p>0.00150263</text:p>
              </table:table-cell>
              <table:table-cell office:value-type="float" office:value="0.0305535">
                <text:p>0.0305535</text:p>
              </table:table-cell>
            </table:table-row>
            <table:table-row>
              <table:table-cell office:value-type="float" office:value="2.1483">
                <text:p>2.1483</text:p>
              </table:table-cell>
              <table:table-cell office:value-type="float" office:value="1">
                <text:p>1</text:p>
              </table:table-cell>
              <table:table-cell office:value-type="float" office:value="0.0733924">
                <text:p>0.0733924</text:p>
              </table:table-cell>
              <table:table-cell office:value-type="float" office:value="0.0454442">
                <text:p>0.0454442</text:p>
              </table:table-cell>
              <table:table-cell office:value-type="float" office:value="0.0454442">
                <text:p>0.0454442</text:p>
              </table:table-cell>
              <table:table-cell office:value-type="float" office:value="0.0774824">
                <text:p>0.0774824</text:p>
              </table:table-cell>
            </table:table-row>
            <table:table-row>
              <table:table-cell office:value-type="float" office:value="2.1714">
                <text:p>2.1714</text:p>
              </table:table-cell>
              <table:table-cell office:value-type="float" office:value="1">
                <text:p>1</text:p>
              </table:table-cell>
              <table:table-cell office:value-type="float" office:value="0.207441">
                <text:p>0.207441</text:p>
              </table:table-cell>
              <table:table-cell office:value-type="float" office:value="0.113074">
                <text:p>0.113074</text:p>
              </table:table-cell>
              <table:table-cell office:value-type="float" office:value="0.113074">
                <text:p>0.113074</text:p>
              </table:table-cell>
              <table:table-cell office:value-type="float" office:value="0.207026">
                <text:p>0.207026</text:p>
              </table:table-cell>
            </table:table-row>
            <table:table-row>
              <table:table-cell office:value-type="float" office:value="2.1945">
                <text:p>2.1945</text:p>
              </table:table-cell>
              <table:table-cell office:value-type="float" office:value="1">
                <text:p>1</text:p>
              </table:table-cell>
              <table:table-cell office:value-type="float" office:value="0.146467">
                <text:p>0.146467</text:p>
              </table:table-cell>
              <table:table-cell office:value-type="float" office:value="0.0625613">
                <text:p>0.0625613</text:p>
              </table:table-cell>
              <table:table-cell office:value-type="float" office:value="0.0625613">
                <text:p>0.0625613</text:p>
              </table:table-cell>
              <table:table-cell office:value-type="float" office:value="0.146467">
                <text:p>0.146467</text:p>
              </table:table-cell>
            </table:table-row>
            <table:table-row>
              <table:table-cell office:value-type="float" office:value="2.2176">
                <text:p>2.2176</text:p>
              </table:table-cell>
              <table:table-cell office:value-type="float" office:value="1">
                <text:p>1</text:p>
              </table:table-cell>
              <table:table-cell office:value-type="float" office:value="0.0866103">
                <text:p>0.0866103</text:p>
              </table:table-cell>
              <table:table-cell office:value-type="float" office:value="0.0171727">
                <text:p>0.0171727</text:p>
              </table:table-cell>
              <table:table-cell office:value-type="float" office:value="0.0171727">
                <text:p>0.0171727</text:p>
              </table:table-cell>
              <table:table-cell office:value-type="float" office:value="0.0881035">
                <text:p>0.0881035</text:p>
              </table:table-cell>
            </table:table-row>
            <table:table-row>
              <table:table-cell office:value-type="float" office:value="2.2407">
                <text:p>2.2407</text:p>
              </table:table-cell>
              <table:table-cell office:value-type="float" office:value="1">
                <text:p>1</text:p>
              </table:table-cell>
              <table:table-cell office:value-type="float" office:value="0.0255188">
                <text:p>0.0255188</text:p>
              </table:table-cell>
              <table:table-cell office:value-type="float" office:value="0.00168256">
                <text:p>0.00168256</text:p>
              </table:table-cell>
              <table:table-cell office:value-type="float" office:value="0.00168256">
                <text:p>0.00168256</text:p>
              </table:table-cell>
              <table:table-cell office:value-type="float" office:value="0.0286035">
                <text:p>0.0286035</text:p>
              </table:table-cell>
            </table:table-row>
            <table:table-row>
              <table:table-cell office:value-type="float" office:value="2.2638">
                <text:p>2.2638</text:p>
              </table:table-cell>
              <table:table-cell office:value-type="float" office:value="1">
                <text:p>1</text:p>
              </table:table-cell>
              <table:table-cell office:value-type="float" office:value="0.0134146">
                <text:p>0.0134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8537">
                <text:p>0.0158537</text:p>
              </table:table-cell>
            </table:table-row>
            <table:table-row>
              <table:table-cell office:value-type="float" office:value="2.2869">
                <text:p>2.2869</text:p>
              </table:table-cell>
              <table:table-cell office:value-type="float" office:value="1">
                <text:p>1</text:p>
              </table:table-cell>
              <table:table-cell office:value-type="float" office:value="0.113557">
                <text:p>0.113557</text:p>
              </table:table-cell>
              <table:table-cell office:value-type="float" office:value="0.0700671">
                <text:p>0.0700671</text:p>
              </table:table-cell>
              <table:table-cell office:value-type="float" office:value="0.0700671">
                <text:p>0.0700671</text:p>
              </table:table-cell>
              <table:table-cell office:value-type="float" office:value="0.115705">
                <text:p>0.115705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">
                <text:p>1</text:p>
              </table:table-cell>
              <table:table-cell office:value-type="float" office:value="0.120033">
                <text:p>0.120033</text:p>
              </table:table-cell>
              <table:table-cell office:value-type="float" office:value="0.0583495">
                <text:p>0.0583495</text:p>
              </table:table-cell>
              <table:table-cell office:value-type="float" office:value="0.0583495">
                <text:p>0.0583495</text:p>
              </table:table-cell>
              <table:table-cell office:value-type="float" office:value="0.120033">
                <text:p>0.120033</text:p>
              </table:table-cell>
            </table:table-row>
            <table:table-row>
              <table:table-cell office:value-type="float" office:value="2.3331">
                <text:p>2.3331</text:p>
              </table:table-cell>
              <table:table-cell office:value-type="float" office:value="1">
                <text:p>1</text:p>
              </table:table-cell>
              <table:table-cell office:value-type="float" office:value="0.0700637">
                <text:p>0.0700637</text:p>
              </table:table-cell>
              <table:table-cell office:value-type="float" office:value="0.0226115">
                <text:p>0.0226115</text:p>
              </table:table-cell>
              <table:table-cell office:value-type="float" office:value="0.0226115">
                <text:p>0.0226115</text:p>
              </table:table-cell>
              <table:table-cell office:value-type="float" office:value="0.0700637">
                <text:p>0.0700637</text:p>
              </table:table-cell>
            </table:table-row>
            <table:table-row>
              <table:table-cell office:value-type="float" office:value="2.3562">
                <text:p>2.3562</text:p>
              </table:table-cell>
              <table:table-cell office:value-type="float" office:value="1">
                <text:p>1</text:p>
              </table:table-cell>
              <table:table-cell office:value-type="float" office:value="0.0361073">
                <text:p>0.0361073</text:p>
              </table:table-cell>
              <table:table-cell office:value-type="float" office:value="0.00240715">
                <text:p>0.00240715</text:p>
              </table:table-cell>
              <table:table-cell office:value-type="float" office:value="0.00240715">
                <text:p>0.00240715</text:p>
              </table:table-cell>
              <table:table-cell office:value-type="float" office:value="0.0354195">
                <text:p>0.0354195</text:p>
              </table:table-cell>
            </table:table-row>
            <table:table-row>
              <table:table-cell office:value-type="float" office:value="2.3793">
                <text:p>2.3793</text:p>
              </table:table-cell>
              <table:table-cell office:value-type="float" office:value="1">
                <text:p>1</text:p>
              </table:table-cell>
              <table:table-cell office:value-type="float" office:value="0.0141002">
                <text:p>0.014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9555">
                <text:p>0.0159555</text:p>
              </table:table-cell>
            </table:table-row>
            <table:table-row>
              <table:table-cell office:value-type="float" office:value="2.4024">
                <text:p>2.4024</text:p>
              </table:table-cell>
              <table:table-cell office:value-type="float" office:value="1">
                <text:p>1</text:p>
              </table:table-cell>
              <table:table-cell office:value-type="float" office:value="0.0188411">
                <text:p>0.0188411</text:p>
              </table:table-cell>
              <table:table-cell office:value-type="float" office:value="0.0117312">
                <text:p>0.0117312</text:p>
              </table:table-cell>
              <table:table-cell office:value-type="float" office:value="0.0117312">
                <text:p>0.0117312</text:p>
              </table:table-cell>
              <table:table-cell office:value-type="float" office:value="0.0191966">
                <text:p>0.0191966</text:p>
              </table:table-cell>
            </table:table-row>
            <table:table-row>
              <table:table-cell office:value-type="float" office:value="2.4255">
                <text:p>2.4255</text:p>
              </table:table-cell>
              <table:table-cell office:value-type="float" office:value="1">
                <text:p>1</text:p>
              </table:table-cell>
              <table:table-cell office:value-type="float" office:value="0.079895">
                <text:p>0.079895</text:p>
              </table:table-cell>
              <table:table-cell office:value-type="float" office:value="0.0435109">
                <text:p>0.0435109</text:p>
              </table:table-cell>
              <table:table-cell office:value-type="float" office:value="0.0435109">
                <text:p>0.0435109</text:p>
              </table:table-cell>
              <table:table-cell office:value-type="float" office:value="0.0802701">
                <text:p>0.0802701</text:p>
              </table:table-cell>
            </table:table-row>
            <table:table-row>
              <table:table-cell office:value-type="float" office:value="2.4486">
                <text:p>2.4486</text:p>
              </table:table-cell>
              <table:table-cell office:value-type="float" office:value="1">
                <text:p>1</text:p>
              </table:table-cell>
              <table:table-cell office:value-type="float" office:value="0.0394684">
                <text:p>0.0394684</text:p>
              </table:table-cell>
              <table:table-cell office:value-type="float" office:value="0.0161095">
                <text:p>0.0161095</text:p>
              </table:table-cell>
              <table:table-cell office:value-type="float" office:value="0.0161095">
                <text:p>0.0161095</text:p>
              </table:table-cell>
              <table:table-cell office:value-type="float" office:value="0.0406766">
                <text:p>0.0406766</text:p>
              </table:table-cell>
            </table:table-row>
            <table:table-row>
              <table:table-cell office:value-type="float" office:value="2.4717">
                <text:p>2.4717</text:p>
              </table:table-cell>
              <table:table-cell office:value-type="float" office:value="1">
                <text:p>1</text:p>
              </table:table-cell>
              <table:table-cell office:value-type="float" office:value="0.0207987">
                <text:p>0.0207987</text:p>
              </table:table-cell>
              <table:table-cell office:value-type="float" office:value="0.00374376">
                <text:p>0.00374376</text:p>
              </table:table-cell>
              <table:table-cell office:value-type="float" office:value="0.00374376">
                <text:p>0.00374376</text:p>
              </table:table-cell>
              <table:table-cell office:value-type="float" office:value="0.0220466">
                <text:p>0.0220466</text:p>
              </table:table-cell>
            </table:table-row>
            <table:table-row>
              <table:table-cell office:value-type="float" office:value="2.4948">
                <text:p>2.4948</text:p>
              </table:table-cell>
              <table:table-cell office:value-type="float" office:value="1">
                <text:p>1</text:p>
              </table:table-cell>
              <table:table-cell office:value-type="float" office:value="0.0107931">
                <text:p>0.0107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3238">
                <text:p>0.0103238</text:p>
              </table:table-cell>
            </table:table-row>
            <table:table-row>
              <table:table-cell office:value-type="float" office:value="2.5179">
                <text:p>2.5179</text:p>
              </table:table-cell>
              <table:table-cell office:value-type="float" office:value="1">
                <text:p>1</text:p>
              </table:table-cell>
              <table:table-cell office:value-type="float" office:value="0.00447094">
                <text:p>0.00447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96771">
                <text:p>0.00496771</text:p>
              </table:table-cell>
            </table:table-row>
            <table:table-row>
              <table:table-cell office:value-type="float" office:value="2.541">
                <text:p>2.541</text:p>
              </table:table-cell>
              <table:table-cell office:value-type="float" office:value="1">
                <text:p>1</text:p>
              </table:table-cell>
              <table:table-cell office:value-type="float" office:value="0.0014742">
                <text:p>0.0014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9656">
                <text:p>0.0019656</text:p>
              </table:table-cell>
            </table:table-row>
            <table:table-row>
              <table:table-cell office:value-type="float" office:value="2.5641">
                <text:p>2.5641</text:p>
              </table:table-cell>
              <table:table-cell office:value-type="float" office:value="1">
                <text:p>1</text:p>
              </table:table-cell>
              <table:table-cell office:value-type="float" office:value="0.00220751">
                <text:p>0.00220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5563">
                <text:p>0.00165563</text:p>
              </table:table-cell>
            </table:table-row>
            <table:table-row>
              <table:table-cell office:value-type="float" office:value="2.5872">
                <text:p>2.58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103">
                <text:p>2.6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334">
                <text:p>2.63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65">
                <text:p>2.65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796">
                <text:p>2.67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027">
                <text:p>2.70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258">
                <text:p>2.72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489">
                <text:p>2.74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72">
                <text:p>2.7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951">
                <text:p>2.79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182">
                <text:p>2.8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413">
                <text:p>2.84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644">
                <text:p>2.86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875">
                <text:p>2.88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106">
                <text:p>2.9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337">
                <text:p>2.93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68">
                <text:p>2.95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